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P73" style:family="paragraph" style:parent-style-name="Text_20_body">
      <style:text-properties fo:font-size="12pt" fo:font-weight="normal" officeooo:paragraph-rsid="00f9761d" style:font-size-asian="10.5pt" style:font-weight-asian="normal" style:font-size-complex="12pt" style:font-weight-complex="normal"/>
    </style:style>
    <style:style style:name="P74" style:family="paragraph" style:parent-style-name="Text_20_body">
      <style:text-properties fo:font-size="12pt" fo:font-weight="normal" officeooo:paragraph-rsid="00fb3506" style:font-size-asian="10.5pt" style:font-weight-asian="normal" style:font-size-complex="12pt" style:font-weight-complex="normal"/>
    </style:style>
    <style:style style:name="P75" style:family="paragraph" style:parent-style-name="Text_20_body">
      <style:text-properties fo:font-size="12pt" fo:font-weight="normal" officeooo:paragraph-rsid="0100ff04" style:font-size-asian="10.5pt" style:font-weight-asian="normal" style:font-size-complex="12pt" style:font-weight-complex="normal"/>
    </style:style>
    <style:style style:name="P76" style:family="paragraph" style:parent-style-name="Text_20_body">
      <style:text-properties fo:font-size="12pt" fo:font-weight="normal" officeooo:paragraph-rsid="0104319f" style:font-size-asian="10.5pt" style:font-weight-asian="normal" style:font-size-complex="12pt" style:font-weight-complex="normal"/>
    </style:style>
    <style:style style:name="P77" style:family="paragraph" style:parent-style-name="Text_20_body">
      <style:text-properties fo:font-size="12pt" fo:font-weight="normal" officeooo:paragraph-rsid="010b6373" style:font-size-asian="10.5pt" style:font-weight-asian="normal" style:font-size-complex="12pt" style:font-weight-complex="normal"/>
    </style:style>
    <style:style style:name="P78" style:family="paragraph" style:parent-style-name="Text_20_body">
      <style:text-properties fo:font-size="12pt" fo:font-weight="normal" officeooo:paragraph-rsid="011969cb" style:font-size-asian="10.5pt" style:font-weight-asian="normal" style:font-size-complex="12pt" style:font-weight-complex="normal"/>
    </style:style>
    <style:style style:name="P79" style:family="paragraph" style:parent-style-name="Text_20_body">
      <style:text-properties fo:font-size="12pt" fo:font-weight="normal" officeooo:paragraph-rsid="012d1994" style:font-size-asian="10.5pt" style:font-weight-asian="normal" style:font-size-complex="12pt" style:font-weight-complex="normal"/>
    </style:style>
    <style:style style:name="P80" style:family="paragraph" style:parent-style-name="Text_20_body">
      <style:text-properties fo:font-size="12pt" fo:font-weight="normal" officeooo:paragraph-rsid="0135bc43" style:font-size-asian="10.5pt" style:font-weight-asian="normal" style:font-size-complex="12pt" style:font-weight-complex="normal"/>
    </style:style>
    <style:style style:name="P81" style:family="paragraph" style:parent-style-name="Text_20_body">
      <style:text-properties fo:font-size="12pt" fo:font-weight="normal" officeooo:paragraph-rsid="0136d03a" style:font-size-asian="10.5pt" style:font-weight-asian="normal" style:font-size-complex="12pt" style:font-weight-complex="normal"/>
    </style:style>
    <style:style style:name="P82" style:family="paragraph" style:parent-style-name="Text_20_body">
      <style:text-properties fo:font-size="12pt" fo:font-weight="normal" officeooo:paragraph-rsid="014575f3" style:font-size-asian="10.5pt" style:font-weight-asian="normal" style:font-size-complex="12pt" style:font-weight-complex="normal"/>
    </style:style>
    <style:style style:name="P83" style:family="paragraph" style:parent-style-name="Text_20_body">
      <style:text-properties fo:font-size="12pt" fo:font-weight="normal" officeooo:paragraph-rsid="014d7872" style:font-size-asian="10.5pt" style:font-weight-asian="normal" style:font-size-complex="12pt" style:font-weight-complex="normal"/>
    </style:style>
    <style:style style:name="P84" style:family="paragraph" style:parent-style-name="Text_20_body">
      <style:text-properties officeooo:paragraph-rsid="011c0122"/>
    </style:style>
    <style:style style:name="P85" style:family="paragraph" style:parent-style-name="Text_20_body">
      <style:text-properties officeooo:paragraph-rsid="0135bc43"/>
    </style:style>
    <style:style style:name="P8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8" style:family="paragraph" style:parent-style-name="Standard">
      <style:text-properties fo:font-size="12pt" fo:font-weight="normal" officeooo:paragraph-rsid="0135bc43" style:font-size-asian="10.5pt" style:font-weight-asian="normal" style:font-size-complex="12pt" style:font-weight-complex="normal"/>
    </style:style>
    <style:style style:name="P89" style:family="paragraph" style:parent-style-name="Preformatted_20_Text">
      <style:paragraph-properties fo:margin-top="0cm" fo:margin-bottom="0.499cm" loext:contextual-spacing="false"/>
      <style:text-properties fo:color="#000000" style:font-name="Courier New"/>
    </style:style>
    <style:style style:name="P9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1" style:family="paragraph" style:parent-style-name="Preformatted_20_Text">
      <style:text-properties fo:color="#000000" style:font-name="Courier New"/>
    </style:style>
    <style:style style:name="P92" style:family="paragraph" style:parent-style-name="Preformatted_20_Text">
      <style:text-properties fo:color="#000000" style:font-name="Courier New" fo:font-size="10pt" style:font-size-asian="10pt" style:font-size-complex="10pt"/>
    </style:style>
    <style:style style:name="P93" style:family="paragraph" style:parent-style-name="Preformatted_20_Text">
      <style:text-properties fo:color="#000000" style:font-name="Courier New1" fo:font-size="10pt" officeooo:paragraph-rsid="00b7bea8" style:font-size-asian="10pt" style:font-size-complex="10pt"/>
    </style:style>
    <style:style style:name="P94" style:family="paragraph" style:parent-style-name="Preformatted_20_Text">
      <style:text-properties fo:color="#000000" style:font-name="Courier New1" fo:font-size="10pt" officeooo:rsid="00d1f816" style:font-size-asian="10pt" style:font-size-complex="10pt"/>
    </style:style>
    <style:style style:name="P95" style:family="paragraph" style:parent-style-name="Preformatted_20_Text">
      <style:text-properties fo:color="#000000" style:font-name="Times New Roman" fo:font-size="12pt" officeooo:rsid="00c9d900" style:font-size-asian="10.5pt" style:font-size-complex="12pt"/>
    </style:style>
    <style:style style:name="P96" style:family="paragraph" style:parent-style-name="Preformatted_20_Text">
      <style:text-properties fo:color="#000000" style:font-name="Times New Roman" fo:font-size="12pt" officeooo:rsid="00cdd594" officeooo:paragraph-rsid="00cf3bf2" style:font-size-asian="10.5pt" style:font-size-complex="12pt"/>
    </style:style>
    <style:style style:name="P97" style:family="paragraph" style:parent-style-name="Preformatted_20_Text">
      <style:text-properties style:font-name="Courier New1"/>
    </style:style>
    <style:style style:name="P98" style:family="paragraph" style:parent-style-name="Preformatted_20_Text">
      <style:text-properties officeooo:paragraph-rsid="00cf3bf2"/>
    </style:style>
    <style:style style:name="P9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0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10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9cc390" officeooo:paragraph-rsid="01b0f35a"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a51a39" officeooo:paragraph-rsid="0194c1b0" style:font-size-asian="10.5pt" style:font-weight-asian="normal" style:font-size-complex="12pt" style:font-weight-complex="normal"/>
    </style:style>
    <style:style style:name="P110"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111"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11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style:font-size-asian="14pt" style:font-weight-asian="bold" style:font-size-complex="16pt" style:font-weight-complex="bold"/>
    </style:style>
    <style:style style:name="T3" style:family="text">
      <style:text-properties fo:font-size="16pt" fo:font-weight="bold" officeooo:rsid="008bd18f" style:font-size-asian="14pt" style:font-weight-asian="bold" style:font-size-complex="16pt" style:font-weight-complex="bold"/>
    </style:style>
    <style:style style:name="T4" style:family="text">
      <style:text-properties fo:font-size="16pt" fo:font-weight="bold" officeooo:rsid="019ac4ef" style:font-size-asian="14pt" style:font-weight-asian="bold" style:font-size-complex="16pt" style:font-weight-complex="bold"/>
    </style:style>
    <style:style style:name="T5" style:family="text">
      <style:text-properties fo:font-size="16pt" fo:font-weight="bold" officeooo:rsid="01afd641" style:font-size-asian="14pt" style:font-weight-asian="bold" style:font-size-complex="16pt" style:font-weight-complex="bold"/>
    </style:style>
    <style:style style:name="T6" style:family="text">
      <style:text-properties fo:font-size="16pt" fo:font-weight="bold" officeooo:rsid="01a98d29" style:font-size-asian="14pt" style:font-weight-asian="bold" style:font-size-complex="16pt" style:font-weight-complex="bold"/>
    </style:style>
    <style:style style:name="T7" style:family="text">
      <style:text-properties fo:font-size="16pt" fo:font-weight="bold" officeooo:rsid="01ab7b67" style:font-size-asian="14pt" style:font-weight-asian="bold" style:font-size-complex="16pt" style:font-weight-complex="bold"/>
    </style:style>
    <style:style style:name="T8" style:family="text">
      <style:text-properties fo:font-size="16pt" fo:font-weight="bold" officeooo:rsid="00d829ed" style:font-size-asian="16pt" style:font-weight-asian="bold" style:font-size-complex="16pt" style:font-weight-complex="bold"/>
    </style:style>
    <style:style style:name="T9" style:family="text">
      <style:text-properties fo:font-size="16pt" fo:font-weight="bold" officeooo:rsid="0151e537" style:font-size-asian="16pt" style:font-weight-asian="bold" style:font-size-complex="16pt" style:font-weight-complex="bold"/>
    </style:style>
    <style:style style:name="T10" style:family="text">
      <style:text-properties fo:font-size="16pt" officeooo:rsid="01a98d29" style:font-size-asian="14pt" style:font-size-complex="16pt"/>
    </style:style>
    <style:style style:name="T11" style:family="text">
      <style:text-properties fo:font-size="16pt" officeooo:rsid="01ab7b67" style:font-size-asian="14pt" style:font-size-complex="16pt"/>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25ceda" style:font-size-asian="10.5pt" style:font-weight-asian="normal" style:font-size-complex="12pt" style:font-weight-complex="normal"/>
    </style:style>
    <style:style style:name="T22" style:family="text">
      <style:text-properties fo:font-size="12pt" fo:font-weight="normal" officeooo:rsid="0025d50b" style:font-size-asian="10.5pt" style:font-weight-asian="normal" style:font-size-complex="12pt" style:font-weight-complex="normal"/>
    </style:style>
    <style:style style:name="T23" style:family="text">
      <style:text-properties fo:font-size="12pt" fo:font-weight="normal" officeooo:rsid="008dd5b6" style:font-size-asian="10.5pt" style:font-weight-asian="normal" style:font-name-complex="Times New Roman1" style:font-size-complex="12pt" style:font-weight-complex="normal"/>
    </style:style>
    <style:style style:name="T24" style:family="text">
      <style:text-properties fo:font-size="12pt" fo:font-weight="normal" officeooo:rsid="008f5d9a" style:font-size-asian="10.5pt" style:font-weight-asian="normal" style:font-name-complex="Times New Roman1" style:font-size-complex="12pt" style:font-weight-complex="normal"/>
    </style:style>
    <style:style style:name="T25" style:family="text">
      <style:text-properties fo:font-size="12pt" style:font-size-asian="12pt" style:font-size-complex="12pt"/>
    </style:style>
    <style:style style:name="T26" style:family="text">
      <style:text-properties fo:font-size="12pt" officeooo:rsid="003716b9" style:font-size-asian="12pt" style:font-size-complex="12pt"/>
    </style:style>
    <style:style style:name="T27" style:family="text">
      <style:text-properties fo:font-size="12pt" officeooo:rsid="003b4a2f" style:font-size-asian="12pt" style:font-size-complex="12pt"/>
    </style:style>
    <style:style style:name="T28" style:family="text">
      <style:text-properties fo:font-size="12pt" fo:font-weight="bold" officeooo:rsid="009239ef" style:font-size-asian="10.5pt" style:font-weight-asian="bold" style:font-name-complex="Times New Roman1" style:font-size-complex="12pt" style:font-weight-complex="bold"/>
    </style:style>
    <style:style style:name="T29" style:family="text">
      <style:text-properties officeooo:rsid="00276611"/>
    </style:style>
    <style:style style:name="T30" style:family="text">
      <style:text-properties officeooo:rsid="002bb090"/>
    </style:style>
    <style:style style:name="T31" style:family="text">
      <style:text-properties officeooo:rsid="002cd56d"/>
    </style:style>
    <style:style style:name="T32" style:family="text">
      <style:text-properties officeooo:rsid="002d4661"/>
    </style:style>
    <style:style style:name="T33" style:family="text">
      <style:text-properties officeooo:rsid="002e6ef7"/>
    </style:style>
    <style:style style:name="T34" style:family="text">
      <style:text-properties officeooo:rsid="00309eb7"/>
    </style:style>
    <style:style style:name="T35" style:family="text">
      <style:text-properties officeooo:rsid="00414aa6"/>
    </style:style>
    <style:style style:name="T36" style:family="text">
      <style:text-properties officeooo:rsid="00457c30"/>
    </style:style>
    <style:style style:name="T37" style:family="text">
      <style:text-properties officeooo:rsid="0046e018"/>
    </style:style>
    <style:style style:name="T38" style:family="text">
      <style:text-properties style:font-name="Times New Roman"/>
    </style:style>
    <style:style style:name="T39" style:family="text">
      <style:text-properties style:font-name="Times New Roman" fo:font-size="16pt" fo:font-weight="bold" officeooo:rsid="00540758" style:font-size-asian="16pt" style:font-weight-asian="bold" style:font-name-complex="Times New Roman1" style:font-size-complex="16pt"/>
    </style:style>
    <style:style style:name="T40" style:family="text">
      <style:text-properties style:font-name="Times New Roman" style:font-name-complex="Times New Roman1"/>
    </style:style>
    <style:style style:name="T41" style:family="text">
      <style:text-properties style:font-name="Times New Roman" officeooo:rsid="004a0c73" style:font-name-complex="Times New Roman1"/>
    </style:style>
    <style:style style:name="T42" style:family="text">
      <style:text-properties style:font-name="Times New Roman" officeooo:rsid="004be2c9" style:font-name-complex="Times New Roman1"/>
    </style:style>
    <style:style style:name="T43" style:family="text">
      <style:text-properties style:font-name="Times New Roman" officeooo:rsid="004fcb30" style:font-name-complex="Times New Roman1"/>
    </style:style>
    <style:style style:name="T44" style:family="text">
      <style:text-properties style:font-name="Times New Roman" officeooo:rsid="0051419b" style:font-name-complex="Times New Roman1"/>
    </style:style>
    <style:style style:name="T45" style:family="text">
      <style:text-properties style:font-name="Times New Roman" officeooo:rsid="00528434" style:font-name-complex="Times New Roman1"/>
    </style:style>
    <style:style style:name="T46" style:family="text">
      <style:text-properties style:font-name="Times New Roman" officeooo:rsid="0053f627" style:font-name-complex="Times New Roman1"/>
    </style:style>
    <style:style style:name="T47" style:family="text">
      <style:text-properties style:font-name="Times New Roman" officeooo:rsid="00540758" style:font-name-complex="Times New Roman1"/>
    </style:style>
    <style:style style:name="T48" style:family="text">
      <style:text-properties style:font-name="Times New Roman" officeooo:rsid="005576c8" style:font-name-complex="Times New Roman1"/>
    </style:style>
    <style:style style:name="T49" style:family="text">
      <style:text-properties style:font-name="Times New Roman" officeooo:rsid="00558aef" style:font-name-complex="Times New Roman1"/>
    </style:style>
    <style:style style:name="T50" style:family="text">
      <style:text-properties style:font-name="Times New Roman" officeooo:rsid="00592223" style:font-name-complex="Times New Roman1"/>
    </style:style>
    <style:style style:name="T51" style:family="text">
      <style:text-properties style:font-name="Times New Roman" officeooo:rsid="005ac0c5" style:font-name-complex="Times New Roman1"/>
    </style:style>
    <style:style style:name="T52" style:family="text">
      <style:text-properties style:font-name="Times New Roman" fo:font-style="italic" style:font-style-asian="italic" style:font-name-complex="Times New Roman1"/>
    </style:style>
    <style:style style:name="T53"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8" style:family="text">
      <style:text-properties style:font-name="Times New Roman" fo:font-size="12pt" officeooo:rsid="00956dd9" style:font-size-asian="12pt" style:font-size-complex="12pt"/>
    </style:style>
    <style:style style:name="T59" style:family="text">
      <style:text-properties style:font-name="Times New Roman" fo:font-size="12pt" officeooo:rsid="0096daa5" style:font-size-asian="12pt" style:font-size-complex="12pt"/>
    </style:style>
    <style:style style:name="T60" style:family="text">
      <style:text-properties style:font-name="Times New Roman" fo:font-size="12pt" officeooo:rsid="009714a2" style:font-size-asian="12pt" style:font-size-complex="12pt"/>
    </style:style>
    <style:style style:name="T61" style:family="text">
      <style:text-properties style:font-name="Times New Roman" fo:font-size="12pt" officeooo:rsid="00980ccd" style:font-size-asian="12pt" style:font-size-complex="12pt"/>
    </style:style>
    <style:style style:name="T62" style:family="text">
      <style:text-properties style:font-name="Times New Roman" fo:font-size="12pt" officeooo:rsid="009b879c" style:font-size-asian="12pt" style:font-size-complex="12pt"/>
    </style:style>
    <style:style style:name="T63" style:family="text">
      <style:text-properties style:font-name="Times New Roman" fo:font-size="12pt" officeooo:rsid="00a1a0a3" style:font-size-asian="12pt" style:font-size-complex="12pt"/>
    </style:style>
    <style:style style:name="T64" style:family="text">
      <style:text-properties style:font-name="Times New Roman" fo:font-size="12pt" officeooo:rsid="00a1b542" style:font-size-asian="12pt" style:font-size-complex="12pt"/>
    </style:style>
    <style:style style:name="T65" style:family="text">
      <style:text-properties style:font-name="Times New Roman" fo:font-size="12pt" officeooo:rsid="00a345ca" style:font-size-asian="10.5pt" style:font-size-complex="12pt"/>
    </style:style>
    <style:style style:name="T66" style:family="text">
      <style:text-properties style:font-name="Times New Roman" fo:font-size="12pt" officeooo:rsid="00a4f29f" style:font-size-asian="10.5pt" style:font-size-complex="12pt"/>
    </style:style>
    <style:style style:name="T67" style:family="text">
      <style:text-properties style:font-name="Times New Roman" fo:font-size="12pt" officeooo:rsid="00a56f73" style:font-size-asian="10.5pt" style:font-size-complex="12pt"/>
    </style:style>
    <style:style style:name="T68" style:family="text">
      <style:text-properties style:font-name="Times New Roman" fo:font-size="12pt" officeooo:rsid="00a6ba42" style:font-size-asian="10.5pt" style:font-size-complex="12pt"/>
    </style:style>
    <style:style style:name="T69" style:family="text">
      <style:text-properties style:font-name="Times New Roman" fo:font-size="12pt" officeooo:rsid="00a869b8" style:font-size-asian="10.5pt" style:font-size-complex="12pt"/>
    </style:style>
    <style:style style:name="T70" style:family="text">
      <style:text-properties style:font-name="Times New Roman" officeooo:rsid="0062e9ae"/>
    </style:style>
    <style:style style:name="T71" style:family="text">
      <style:text-properties style:font-name="Times New Roman" officeooo:rsid="006af0c5"/>
    </style:style>
    <style:style style:name="T72" style:family="text">
      <style:text-properties style:font-name="Times New Roman" officeooo:rsid="006b08d3"/>
    </style:style>
    <style:style style:name="T73" style:family="text">
      <style:text-properties style:font-name="Times New Roman" officeooo:rsid="006c492d"/>
    </style:style>
    <style:style style:name="T74" style:family="text">
      <style:text-properties style:font-name="Times New Roman" officeooo:rsid="006cb074"/>
    </style:style>
    <style:style style:name="T75" style:family="text">
      <style:text-properties style:font-name="Times New Roman" officeooo:rsid="006e615b"/>
    </style:style>
    <style:style style:name="T76" style:family="text">
      <style:text-properties style:font-name="Times New Roman" officeooo:rsid="00700cc5"/>
    </style:style>
    <style:style style:name="T77" style:family="text">
      <style:text-properties style:font-name="Times New Roman" officeooo:rsid="0070dc84"/>
    </style:style>
    <style:style style:name="T78" style:family="text">
      <style:text-properties style:font-name="Times New Roman" officeooo:rsid="0072b5fd"/>
    </style:style>
    <style:style style:name="T79" style:family="text">
      <style:text-properties style:font-name="Times New Roman" officeooo:rsid="00739c73"/>
    </style:style>
    <style:style style:name="T80" style:family="text">
      <style:text-properties style:font-name="Times New Roman" officeooo:rsid="00759f96"/>
    </style:style>
    <style:style style:name="T81" style:family="text">
      <style:text-properties style:font-name="Times New Roman" officeooo:rsid="00777f12"/>
    </style:style>
    <style:style style:name="T82" style:family="text">
      <style:text-properties style:font-name="Times New Roman" officeooo:rsid="00788086"/>
    </style:style>
    <style:style style:name="T83" style:family="text">
      <style:text-properties style:font-name="Times New Roman" officeooo:rsid="007b043e"/>
    </style:style>
    <style:style style:name="T84" style:family="text">
      <style:text-properties style:font-name="Times New Roman" officeooo:rsid="007b272e"/>
    </style:style>
    <style:style style:name="T85" style:family="text">
      <style:text-properties style:font-name="Times New Roman" officeooo:rsid="007c151c"/>
    </style:style>
    <style:style style:name="T86" style:family="text">
      <style:text-properties style:font-name="Times New Roman" officeooo:rsid="007d5c2b"/>
    </style:style>
    <style:style style:name="T87" style:family="text">
      <style:text-properties style:font-name="Times New Roman" officeooo:rsid="007eeb3a"/>
    </style:style>
    <style:style style:name="T88" style:family="text">
      <style:text-properties style:font-name="Times New Roman" officeooo:rsid="0080590e"/>
    </style:style>
    <style:style style:name="T89" style:family="text">
      <style:text-properties style:font-name="Times New Roman" officeooo:rsid="0082de28"/>
    </style:style>
    <style:style style:name="T90" style:family="text">
      <style:text-properties style:font-name="Times New Roman" officeooo:rsid="00842a58"/>
    </style:style>
    <style:style style:name="T91" style:family="text">
      <style:text-properties style:font-name="Times New Roman" officeooo:rsid="00860228"/>
    </style:style>
    <style:style style:name="T92" style:family="text">
      <style:text-properties style:font-name="Times New Roman" officeooo:rsid="009b879c"/>
    </style:style>
    <style:style style:name="T93" style:family="text">
      <style:text-properties style:font-name="Times New Roman" officeooo:rsid="009d5760"/>
    </style:style>
    <style:style style:name="T94" style:family="text">
      <style:text-properties style:font-name="Times New Roman" officeooo:rsid="009ec9fe"/>
    </style:style>
    <style:style style:name="T95" style:family="text">
      <style:text-properties style:font-name="Times New Roman" officeooo:rsid="009febc4"/>
    </style:style>
    <style:style style:name="T96" style:family="text">
      <style:text-properties fo:color="#000080" fo:font-weight="bold"/>
    </style:style>
    <style:style style:name="T97" style:family="text">
      <style:text-properties fo:color="#000080" fo:font-weight="bold" officeooo:rsid="00b9a56c"/>
    </style:style>
    <style:style style:name="T98" style:family="text">
      <style:text-properties fo:color="#000080" style:font-name="Courier New" fo:font-weight="bold"/>
    </style:style>
    <style:style style:name="T99" style:family="text">
      <style:text-properties fo:color="#000080" style:font-name="Courier New" fo:font-weight="bold" officeooo:rsid="009239ef" style:font-weight-asian="bold" style:font-name-complex="Times New Roman1" style:font-weight-complex="bold"/>
    </style:style>
    <style:style style:name="T100" style:family="text">
      <style:text-properties fo:color="#000080" style:font-name="Courier New" fo:font-size="10pt" fo:font-weight="bold" style:font-size-asian="10pt" style:font-size-complex="10pt"/>
    </style:style>
    <style:style style:name="T101"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02" style:family="text">
      <style:text-properties fo:color="#000080" style:font-name="Courier New1" fo:font-size="10pt" fo:font-weight="bold" style:font-size-asian="10pt" style:font-size-complex="10pt"/>
    </style:style>
    <style:style style:name="T103" style:family="text">
      <style:text-properties fo:color="#000080" style:font-name="Courier New1" fo:font-size="10pt" fo:font-weight="bold" officeooo:rsid="00a1a0a3" style:font-size-asian="10pt" style:font-size-complex="10pt"/>
    </style:style>
    <style:style style:name="T104" style:family="text">
      <style:text-properties fo:color="#000080" style:font-name="Courier New1" fo:font-size="10pt" fo:font-weight="bold" officeooo:rsid="00a869b8" style:font-size-asian="10pt" style:font-size-complex="10pt"/>
    </style:style>
    <style:style style:name="T105" style:family="text">
      <style:text-properties fo:color="#000080" style:font-name="Courier New1" fo:font-size="10pt" fo:font-weight="bold" officeooo:rsid="00ab58cc" style:font-size-asian="10pt" style:font-size-complex="10pt"/>
    </style:style>
    <style:style style:name="T106" style:family="text">
      <style:text-properties fo:color="#000080" style:font-name="Courier New1" fo:font-size="10pt" fo:font-weight="bold" officeooo:rsid="00c16195" style:font-size-asian="10pt" style:font-size-complex="10pt"/>
    </style:style>
    <style:style style:name="T107" style:family="text">
      <style:text-properties fo:color="#000080" style:font-name="Courier New1" fo:font-size="10pt" fo:font-weight="bold" officeooo:rsid="00c9d900" style:font-size-asian="10pt" style:font-size-complex="10pt"/>
    </style:style>
    <style:style style:name="T108" style:family="text">
      <style:text-properties fo:color="#000080" style:font-name="Courier New1" fo:font-size="10pt" fo:font-weight="bold" officeooo:rsid="00cdd594" style:font-size-asian="10pt" style:font-size-complex="10pt"/>
    </style:style>
    <style:style style:name="T109" style:family="text">
      <style:text-properties fo:color="#000080" style:font-name="Courier New1" fo:font-size="10pt" fo:font-weight="bold" officeooo:rsid="00d1e5dd" style:font-size-asian="10pt" style:font-size-complex="10pt"/>
    </style:style>
    <style:style style:name="T110" style:family="text">
      <style:text-properties fo:color="#000080" style:font-name="Courier New1" fo:font-size="10pt" fo:font-weight="bold" officeooo:rsid="00d1f816" style:font-size-asian="10pt" style:font-size-complex="10pt"/>
    </style:style>
    <style:style style:name="T111" style:family="text">
      <style:text-properties fo:color="#000080" style:font-name="Courier New1" fo:font-size="10pt" fo:font-weight="bold" officeooo:rsid="00cdd594" style:font-size-asian="10pt" style:font-weight-asian="bold" style:font-size-complex="10pt" style:font-weight-complex="bold"/>
    </style:style>
    <style:style style:name="T112" style:family="text">
      <style:text-properties fo:color="#000080" style:font-name="Courier New1" fo:font-weight="bold"/>
    </style:style>
    <style:style style:name="T113" style:family="text">
      <style:text-properties fo:color="#000080" style:font-name="Times New Roman" fo:font-size="12pt" fo:font-weight="bold" officeooo:rsid="00d1f816" style:font-size-asian="10.5pt" style:font-size-complex="12pt"/>
    </style:style>
    <style:style style:name="T114" style:family="text">
      <style:text-properties fo:color="#000080" fo:font-size="10pt" fo:font-weight="bold" style:font-size-asian="10pt" style:font-size-complex="10pt"/>
    </style:style>
    <style:style style:name="T115" style:family="text">
      <style:text-properties fo:color="#660e7a" fo:font-weight="bold"/>
    </style:style>
    <style:style style:name="T116" style:family="text">
      <style:text-properties fo:color="#660e7a" style:font-name="Courier New" fo:font-weight="bold"/>
    </style:style>
    <style:style style:name="T117" style:family="text">
      <style:text-properties fo:color="#660e7a" style:font-name="Courier New" fo:font-size="10pt" fo:font-weight="bold" style:font-size-asian="10pt" style:font-size-complex="10pt"/>
    </style:style>
    <style:style style:name="T118"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9" style:family="text">
      <style:text-properties fo:color="#660e7a" style:font-name="Courier New1" fo:font-size="10pt" fo:font-weight="bold" style:font-size-asian="10pt" style:font-size-complex="10pt"/>
    </style:style>
    <style:style style:name="T120" style:family="text">
      <style:text-properties fo:color="#660e7a" style:font-name="Courier New1" fo:font-size="10pt" fo:font-weight="bold" officeooo:rsid="00a1a0a3" style:font-size-asian="10pt" style:font-size-complex="10pt"/>
    </style:style>
    <style:style style:name="T121" style:family="text">
      <style:text-properties fo:color="#660e7a" style:font-name="Courier New1" fo:font-size="10pt" fo:font-weight="bold" officeooo:rsid="00a869b8" style:font-size-asian="10pt" style:font-size-complex="10pt"/>
    </style:style>
    <style:style style:name="T122" style:family="text">
      <style:text-properties fo:color="#660e7a" style:font-name="Courier New1" fo:font-size="10pt" fo:font-weight="bold" officeooo:rsid="00ab58cc" style:font-size-asian="10pt" style:font-size-complex="10pt"/>
    </style:style>
    <style:style style:name="T123" style:family="text">
      <style:text-properties fo:color="#660e7a" style:font-name="Courier New1" fo:font-weight="bold"/>
    </style:style>
    <style:style style:name="T124" style:family="text">
      <style:text-properties fo:color="#660e7a" fo:font-size="10pt" fo:font-weight="bold" style:font-size-asian="10pt" style:font-size-complex="10pt"/>
    </style:style>
    <style:style style:name="T125" style:family="text">
      <style:text-properties fo:color="#000000" style:font-name="Courier New"/>
    </style:style>
    <style:style style:name="T126" style:family="text">
      <style:text-properties fo:color="#000000" style:font-name="Courier New" fo:font-size="10pt" style:font-size-asian="10pt" style:font-size-complex="10pt"/>
    </style:style>
    <style:style style:name="T127"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8"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9" style:family="text">
      <style:text-properties fo:color="#000000" style:font-name="Times New Roman" fo:font-size="12pt" officeooo:rsid="00a997d9" style:font-size-asian="10.5pt" style:font-size-complex="12pt"/>
    </style:style>
    <style:style style:name="T130" style:family="text">
      <style:text-properties fo:color="#000000" style:font-name="Times New Roman" fo:font-size="12pt" officeooo:rsid="00aa3f33" style:font-size-asian="10.5pt" style:font-size-complex="12pt"/>
    </style:style>
    <style:style style:name="T131" style:family="text">
      <style:text-properties fo:color="#000000" style:font-name="Times New Roman" fo:font-size="12pt" officeooo:rsid="00ab58cc" style:font-size-asian="10.5pt" style:font-size-complex="12pt"/>
    </style:style>
    <style:style style:name="T132" style:family="text">
      <style:text-properties fo:color="#000000" style:font-name="Times New Roman" fo:font-size="12pt" officeooo:rsid="00ac6637" style:font-size-asian="10.5pt" style:font-size-complex="12pt"/>
    </style:style>
    <style:style style:name="T133" style:family="text">
      <style:text-properties fo:color="#000000" style:font-name="Times New Roman" fo:font-size="12pt" officeooo:rsid="00adf87d" style:font-size-asian="10.5pt" style:font-size-complex="12pt"/>
    </style:style>
    <style:style style:name="T134" style:family="text">
      <style:text-properties fo:color="#000000" style:font-name="Times New Roman" fo:font-size="12pt" officeooo:rsid="00aff78b" style:font-size-asian="10.5pt" style:font-size-complex="12pt"/>
    </style:style>
    <style:style style:name="T135" style:family="text">
      <style:text-properties fo:color="#000000" style:font-name="Times New Roman" fo:font-size="12pt" officeooo:rsid="00b1545b" style:font-size-asian="10.5pt" style:font-size-complex="12pt"/>
    </style:style>
    <style:style style:name="T136" style:family="text">
      <style:text-properties fo:color="#000000" style:font-name="Times New Roman" fo:font-size="12pt" officeooo:rsid="00b34e18" style:font-size-asian="10.5pt" style:font-size-complex="12pt"/>
    </style:style>
    <style:style style:name="T137" style:family="text">
      <style:text-properties fo:color="#000000" style:font-name="Times New Roman" fo:font-size="12pt" officeooo:rsid="00b47bf3" style:font-size-asian="10.5pt" style:font-size-complex="12pt"/>
    </style:style>
    <style:style style:name="T138" style:family="text">
      <style:text-properties fo:color="#000000" style:font-name="Times New Roman" fo:font-size="12pt" officeooo:rsid="00b546fe" style:font-size-asian="10.5pt" style:font-size-complex="12pt"/>
    </style:style>
    <style:style style:name="T139" style:family="text">
      <style:text-properties fo:color="#000000" style:font-name="Times New Roman" fo:font-size="12pt" officeooo:rsid="00b62d4f" style:font-size-asian="10.5pt" style:font-size-complex="12pt"/>
    </style:style>
    <style:style style:name="T140" style:family="text">
      <style:text-properties fo:color="#000000" style:font-name="Times New Roman" fo:font-size="12pt" officeooo:rsid="00b9a56c" style:font-size-asian="10.5pt" style:font-size-complex="12pt"/>
    </style:style>
    <style:style style:name="T141" style:family="text">
      <style:text-properties fo:color="#000000" style:font-name="Times New Roman" fo:font-size="12pt" officeooo:rsid="00c0a67e" style:font-size-asian="10.5pt" style:font-size-complex="12pt"/>
    </style:style>
    <style:style style:name="T142" style:family="text">
      <style:text-properties fo:color="#000000" style:font-name="Times New Roman" fo:font-size="12pt" officeooo:rsid="00c0d0d2" style:font-size-asian="10.5pt" style:font-size-complex="12pt"/>
    </style:style>
    <style:style style:name="T143" style:family="text">
      <style:text-properties fo:color="#000000" style:font-name="Times New Roman" fo:font-size="12pt" officeooo:rsid="00c16195" style:font-size-asian="10.5pt" style:font-size-complex="12pt"/>
    </style:style>
    <style:style style:name="T144" style:family="text">
      <style:text-properties fo:color="#000000" style:font-name="Times New Roman" fo:font-size="12pt" officeooo:rsid="00c4da2f" style:font-size-asian="10.5pt" style:font-size-complex="12pt"/>
    </style:style>
    <style:style style:name="T145" style:family="text">
      <style:text-properties fo:color="#000000" style:font-name="Times New Roman" fo:font-size="12pt" officeooo:rsid="00c93209" style:font-size-asian="10.5pt" style:font-size-complex="12pt"/>
    </style:style>
    <style:style style:name="T146" style:family="text">
      <style:text-properties fo:color="#000000" style:font-name="Times New Roman" fo:font-size="12pt" officeooo:rsid="00c9ce66" style:font-size-asian="10.5pt" style:font-size-complex="12pt"/>
    </style:style>
    <style:style style:name="T147" style:family="text">
      <style:text-properties fo:color="#000000" style:font-name="Times New Roman" fo:font-size="12pt" officeooo:rsid="00c9d900" style:font-size-asian="10.5pt" style:font-size-complex="12pt"/>
    </style:style>
    <style:style style:name="T148" style:family="text">
      <style:text-properties fo:color="#000000" style:font-name="Times New Roman" fo:font-size="12pt" officeooo:rsid="00cdd594" style:font-size-asian="10.5pt" style:font-size-complex="12pt"/>
    </style:style>
    <style:style style:name="T149" style:family="text">
      <style:text-properties fo:color="#000000" style:font-name="Times New Roman" fo:font-size="12pt" officeooo:rsid="00d1e5dd" style:font-size-asian="10.5pt" style:font-size-complex="12pt"/>
    </style:style>
    <style:style style:name="T150" style:family="text">
      <style:text-properties fo:color="#000000" style:font-name="Times New Roman" fo:font-size="12pt" officeooo:rsid="00d1f2f6" style:font-size-asian="10.5pt" style:font-size-complex="12pt"/>
    </style:style>
    <style:style style:name="T151" style:family="text">
      <style:text-properties fo:color="#000000" style:font-name="Times New Roman" fo:font-size="12pt" officeooo:rsid="00d1f816" style:font-size-asian="10.5pt" style:font-size-complex="12pt"/>
    </style:style>
    <style:style style:name="T152" style:family="text">
      <style:text-properties fo:color="#000000" style:font-name="Times New Roman" fo:font-size="12pt" officeooo:rsid="00d40fcb" style:font-size-asian="10.5pt" style:font-size-complex="12pt"/>
    </style:style>
    <style:style style:name="T153" style:family="text">
      <style:text-properties fo:color="#000000" style:font-name="Times New Roman" fo:font-size="12pt" officeooo:rsid="00d47eb7" style:font-size-asian="10.5pt" style:font-size-complex="12pt"/>
    </style:style>
    <style:style style:name="T154" style:family="text">
      <style:text-properties fo:color="#000000" style:font-name="Times New Roman" fo:font-size="12pt" officeooo:rsid="00d65a4c" style:font-size-asian="10.5pt" style:font-size-complex="12pt"/>
    </style:style>
    <style:style style:name="T155" style:family="text">
      <style:text-properties fo:color="#000000" style:font-name="Times New Roman" fo:font-size="12pt" fo:font-weight="bold" officeooo:rsid="00cdd594" style:font-size-asian="10.5pt" style:font-weight-asian="bold" style:font-size-complex="12pt" style:font-weight-complex="bold"/>
    </style:style>
    <style:style style:name="T156" style:family="text">
      <style:text-properties fo:color="#000000" style:font-name="Times New Roman" fo:font-size="12pt" fo:font-weight="normal" officeooo:rsid="00de4d59" style:font-size-asian="10.5pt" style:font-weight-asian="normal" style:font-size-complex="12pt" style:font-weight-complex="normal"/>
    </style:style>
    <style:style style:name="T157" style:family="text">
      <style:text-properties fo:color="#000000" style:font-name="Times New Roman" fo:font-size="12pt" fo:font-weight="normal" officeooo:rsid="011c0122" style:font-size-asian="10.5pt" style:font-weight-asian="normal" style:font-size-complex="12pt" style:font-weight-complex="normal"/>
    </style:style>
    <style:style style:name="T158" style:family="text">
      <style:text-properties fo:color="#000000" style:font-name="Times New Roman" fo:font-size="12pt" fo:font-weight="normal" officeooo:rsid="00e24901" style:font-size-asian="10.5pt" style:font-weight-asian="normal" style:font-size-complex="12pt" style:font-weight-complex="normal"/>
    </style:style>
    <style:style style:name="T159" style:family="text">
      <style:text-properties fo:color="#000000" style:font-name="Times New Roman" fo:font-size="12pt" fo:font-weight="normal" officeooo:rsid="0145f11f" style:font-size-asian="10.5pt" style:font-weight-asian="normal" style:font-size-complex="12pt" style:font-weight-complex="normal"/>
    </style:style>
    <style:style style:name="T160" style:family="text">
      <style:text-properties fo:color="#000000" style:font-name="Times New Roman" fo:font-size="12pt" fo:font-weight="normal" officeooo:rsid="0147246b" style:font-size-asian="10.5pt" style:font-weight-asian="normal" style:font-size-complex="12pt" style:font-weight-complex="normal"/>
    </style:style>
    <style:style style:name="T161" style:family="text">
      <style:text-properties fo:color="#000000" style:font-name="Times New Roman" fo:font-size="12pt" fo:font-weight="normal" officeooo:rsid="0147949f" style:font-size-asian="10.5pt" style:font-weight-asian="normal" style:font-size-complex="12pt" style:font-weight-complex="normal"/>
    </style:style>
    <style:style style:name="T162" style:family="text">
      <style:text-properties fo:color="#000000" style:font-name="Times New Roman" fo:font-size="12pt" fo:font-weight="normal" officeooo:rsid="00e986d6" style:font-size-asian="10.5pt" style:font-weight-asian="normal" style:font-size-complex="12pt" style:font-weight-complex="normal"/>
    </style:style>
    <style:style style:name="T163" style:family="text">
      <style:text-properties fo:color="#000000" style:font-name="Times New Roman" fo:font-size="12pt" fo:font-weight="normal" officeooo:rsid="01496b65" style:font-size-asian="10.5pt" style:font-weight-asian="normal" style:font-size-complex="12pt" style:font-weight-complex="normal"/>
    </style:style>
    <style:style style:name="T164" style:family="text">
      <style:text-properties fo:color="#000000" style:font-name="Times New Roman" fo:font-size="16pt" fo:font-weight="bold" officeooo:rsid="00d65a4c" style:font-size-asian="16pt" style:font-weight-asian="bold" style:font-size-complex="16pt" style:font-weight-complex="bold"/>
    </style:style>
    <style:style style:name="T165" style:family="text">
      <style:text-properties fo:color="#000000" style:font-name="Times New Roman" fo:font-size="16pt" fo:font-weight="bold" officeooo:rsid="00d829ed" style:font-size-asian="16pt" style:font-weight-asian="bold" style:font-size-complex="16pt" style:font-weight-complex="bold"/>
    </style:style>
    <style:style style:name="T166" style:family="text">
      <style:text-properties fo:color="#000000" style:font-name="Times New Roman" fo:font-size="16pt" fo:font-weight="bold" officeooo:rsid="00f9761d" style:font-size-asian="16pt" style:font-weight-asian="bold" style:font-size-complex="16pt" style:font-weight-complex="bold"/>
    </style:style>
    <style:style style:name="T167" style:family="text">
      <style:text-properties fo:color="#000000" style:font-name="Times New Roman" fo:font-size="16pt" fo:font-weight="bold" officeooo:rsid="00f36711" style:font-size-asian="16pt" style:font-weight-asian="bold" style:font-size-complex="16pt" style:font-weight-complex="bold"/>
    </style:style>
    <style:style style:name="T168" style:family="text">
      <style:text-properties fo:color="#000000" style:font-name="Times New Roman" fo:font-size="16pt" fo:font-weight="bold" officeooo:rsid="013639bc" style:font-size-asian="16pt" style:font-weight-asian="bold" style:font-size-complex="16pt" style:font-weight-complex="bold"/>
    </style:style>
    <style:style style:name="T169" style:family="text">
      <style:text-properties fo:color="#000000" style:font-name="Times New Roman" officeooo:rsid="00d829ed"/>
    </style:style>
    <style:style style:name="T170" style:family="text">
      <style:text-properties fo:color="#000000" style:font-name="Times New Roman" officeooo:rsid="00da1926"/>
    </style:style>
    <style:style style:name="T171" style:family="text">
      <style:text-properties fo:color="#000000" style:font-name="Times New Roman" officeooo:rsid="00db6647"/>
    </style:style>
    <style:style style:name="T172" style:family="text">
      <style:text-properties fo:color="#000000" style:font-name="Times New Roman" officeooo:rsid="00dc645e"/>
    </style:style>
    <style:style style:name="T173" style:family="text">
      <style:text-properties fo:color="#000000" style:font-name="Times New Roman" officeooo:rsid="00dc83ca"/>
    </style:style>
    <style:style style:name="T174" style:family="text">
      <style:text-properties fo:color="#000000" style:font-name="Times New Roman" officeooo:rsid="00ddd576"/>
    </style:style>
    <style:style style:name="T175" style:family="text">
      <style:text-properties fo:color="#000000" style:font-name="Times New Roman" officeooo:rsid="00de4d59"/>
    </style:style>
    <style:style style:name="T176" style:family="text">
      <style:text-properties fo:color="#000000" style:font-name="Times New Roman" officeooo:rsid="00e0719e"/>
    </style:style>
    <style:style style:name="T177" style:family="text">
      <style:text-properties fo:color="#000000" style:font-name="Times New Roman" officeooo:rsid="00e24901"/>
    </style:style>
    <style:style style:name="T178" style:family="text">
      <style:text-properties fo:color="#000000" style:font-name="Times New Roman" officeooo:rsid="00e37c2a"/>
    </style:style>
    <style:style style:name="T179" style:family="text">
      <style:text-properties fo:color="#000000" style:font-name="Times New Roman" officeooo:rsid="00e5a662"/>
    </style:style>
    <style:style style:name="T180" style:family="text">
      <style:text-properties fo:color="#000000" style:font-name="Times New Roman" officeooo:rsid="00e6b4a7"/>
    </style:style>
    <style:style style:name="T181" style:family="text">
      <style:text-properties fo:color="#000000" style:font-name="Times New Roman" officeooo:rsid="00e986d6"/>
    </style:style>
    <style:style style:name="T182" style:family="text">
      <style:text-properties fo:color="#000000" style:font-name="Times New Roman" officeooo:rsid="00ea9339"/>
    </style:style>
    <style:style style:name="T183" style:family="text">
      <style:text-properties fo:color="#000000" style:font-name="Times New Roman" officeooo:rsid="00eb35bf"/>
    </style:style>
    <style:style style:name="T184" style:family="text">
      <style:text-properties fo:color="#000000" style:font-name="Times New Roman" officeooo:rsid="00ed5553"/>
    </style:style>
    <style:style style:name="T185" style:family="text">
      <style:text-properties fo:color="#000000" style:font-name="Times New Roman" officeooo:rsid="00ede4ae"/>
    </style:style>
    <style:style style:name="T186" style:family="text">
      <style:text-properties fo:color="#000000" style:font-name="Times New Roman" officeooo:rsid="00efb625"/>
    </style:style>
    <style:style style:name="T187" style:family="text">
      <style:text-properties fo:color="#000000" style:font-name="Times New Roman" officeooo:rsid="00f0a1a0"/>
    </style:style>
    <style:style style:name="T188" style:family="text">
      <style:text-properties fo:color="#000000" style:font-name="Times New Roman" officeooo:rsid="00f10b3f"/>
    </style:style>
    <style:style style:name="T189" style:family="text">
      <style:text-properties fo:color="#000000" style:font-name="Times New Roman" officeooo:rsid="00f1f2b2"/>
    </style:style>
    <style:style style:name="T190" style:family="text">
      <style:text-properties fo:color="#000000" style:font-name="Times New Roman" officeooo:rsid="00f36711"/>
    </style:style>
    <style:style style:name="T191" style:family="text">
      <style:text-properties fo:color="#000000" style:font-name="Times New Roman" officeooo:rsid="00f70450"/>
    </style:style>
    <style:style style:name="T192" style:family="text">
      <style:text-properties fo:color="#000000" style:font-name="Times New Roman" officeooo:rsid="00f89ede"/>
    </style:style>
    <style:style style:name="T193" style:family="text">
      <style:text-properties fo:color="#000000" style:font-name="Times New Roman" officeooo:rsid="00fc05ba"/>
    </style:style>
    <style:style style:name="T194" style:family="text">
      <style:text-properties fo:color="#000000" style:font-name="Times New Roman" officeooo:rsid="00fd2374"/>
    </style:style>
    <style:style style:name="T195" style:family="text">
      <style:text-properties fo:color="#000000" style:font-name="Times New Roman" officeooo:rsid="00fe768b"/>
    </style:style>
    <style:style style:name="T196" style:family="text">
      <style:text-properties fo:color="#000000" style:font-name="Times New Roman" officeooo:rsid="01002bda"/>
    </style:style>
    <style:style style:name="T197" style:family="text">
      <style:text-properties fo:color="#000000" style:font-name="Times New Roman" officeooo:rsid="0100ff04"/>
    </style:style>
    <style:style style:name="T198" style:family="text">
      <style:text-properties fo:color="#000000" style:font-name="Times New Roman" officeooo:rsid="010273df"/>
    </style:style>
    <style:style style:name="T199" style:family="text">
      <style:text-properties fo:color="#000000" style:font-name="Times New Roman" officeooo:rsid="0104319f"/>
    </style:style>
    <style:style style:name="T200" style:family="text">
      <style:text-properties fo:color="#000000" style:font-name="Times New Roman" officeooo:rsid="01062c76"/>
    </style:style>
    <style:style style:name="T201" style:family="text">
      <style:text-properties fo:color="#000000" style:font-name="Times New Roman" officeooo:rsid="0106a0df"/>
    </style:style>
    <style:style style:name="T202" style:family="text">
      <style:text-properties fo:color="#000000" style:font-name="Times New Roman" officeooo:rsid="01075749"/>
    </style:style>
    <style:style style:name="T203" style:family="text">
      <style:text-properties fo:color="#000000" style:font-name="Times New Roman" officeooo:rsid="010a8185"/>
    </style:style>
    <style:style style:name="T204" style:family="text">
      <style:text-properties fo:color="#000000" style:font-name="Times New Roman" officeooo:rsid="010b75a2"/>
    </style:style>
    <style:style style:name="T205" style:family="text">
      <style:text-properties fo:color="#000000" style:font-name="Times New Roman" officeooo:rsid="010c185e"/>
    </style:style>
    <style:style style:name="T206" style:family="text">
      <style:text-properties fo:color="#000000" style:font-name="Times New Roman" officeooo:rsid="010dbc00"/>
    </style:style>
    <style:style style:name="T207" style:family="text">
      <style:text-properties fo:color="#000000" style:font-name="Times New Roman" officeooo:rsid="01112f01"/>
    </style:style>
    <style:style style:name="T208" style:family="text">
      <style:text-properties fo:color="#000000" style:font-name="Times New Roman" officeooo:rsid="01114563"/>
    </style:style>
    <style:style style:name="T209" style:family="text">
      <style:text-properties fo:color="#000000" style:font-name="Times New Roman" officeooo:rsid="0111b1f0"/>
    </style:style>
    <style:style style:name="T210" style:family="text">
      <style:text-properties fo:color="#000000" style:font-name="Times New Roman" officeooo:rsid="01132aaf"/>
    </style:style>
    <style:style style:name="T211" style:family="text">
      <style:text-properties fo:color="#000000" style:font-name="Times New Roman" officeooo:rsid="0117814a"/>
    </style:style>
    <style:style style:name="T212" style:family="text">
      <style:text-properties fo:color="#000000" style:font-name="Times New Roman" officeooo:rsid="011c0122"/>
    </style:style>
    <style:style style:name="T213" style:family="text">
      <style:text-properties fo:color="#000000" style:font-name="Times New Roman" officeooo:rsid="011e26a9"/>
    </style:style>
    <style:style style:name="T214" style:family="text">
      <style:text-properties fo:color="#000000" style:font-name="Times New Roman" officeooo:rsid="011e6be8"/>
    </style:style>
    <style:style style:name="T215" style:family="text">
      <style:text-properties fo:color="#000000" style:font-name="Times New Roman" officeooo:rsid="011f25e7"/>
    </style:style>
    <style:style style:name="T216" style:family="text">
      <style:text-properties fo:color="#000000" style:font-name="Times New Roman" officeooo:rsid="01212cf5"/>
    </style:style>
    <style:style style:name="T217" style:family="text">
      <style:text-properties fo:color="#000000" style:font-name="Times New Roman" officeooo:rsid="0122cf0c"/>
    </style:style>
    <style:style style:name="T218" style:family="text">
      <style:text-properties fo:color="#000000" style:font-name="Times New Roman" officeooo:rsid="012486fa"/>
    </style:style>
    <style:style style:name="T219" style:family="text">
      <style:text-properties fo:color="#000000" style:font-name="Times New Roman" officeooo:rsid="01267826"/>
    </style:style>
    <style:style style:name="T220" style:family="text">
      <style:text-properties fo:color="#000000" style:font-name="Times New Roman" officeooo:rsid="0127ccfd"/>
    </style:style>
    <style:style style:name="T221" style:family="text">
      <style:text-properties fo:color="#000000" style:font-name="Times New Roman" officeooo:rsid="01299615"/>
    </style:style>
    <style:style style:name="T222" style:family="text">
      <style:text-properties fo:color="#000000" style:font-name="Times New Roman" officeooo:rsid="012b1ef3"/>
    </style:style>
    <style:style style:name="T223" style:family="text">
      <style:text-properties fo:color="#000000" style:font-name="Times New Roman" officeooo:rsid="012d69f5"/>
    </style:style>
    <style:style style:name="T224" style:family="text">
      <style:text-properties fo:color="#000000" style:font-name="Times New Roman" officeooo:rsid="012f329e"/>
    </style:style>
    <style:style style:name="T225" style:family="text">
      <style:text-properties fo:color="#000000" style:font-name="Times New Roman" officeooo:rsid="01335cf5"/>
    </style:style>
    <style:style style:name="T226" style:family="text">
      <style:text-properties fo:color="#000000" style:font-name="Times New Roman" officeooo:rsid="013426c0"/>
    </style:style>
    <style:style style:name="T227" style:family="text">
      <style:text-properties fo:color="#000000" style:font-name="Times New Roman" officeooo:rsid="0136d03a"/>
    </style:style>
    <style:style style:name="T228" style:family="text">
      <style:text-properties fo:color="#000000" style:font-name="Times New Roman" officeooo:rsid="013756f2"/>
    </style:style>
    <style:style style:name="T229" style:family="text">
      <style:text-properties fo:color="#000000" style:font-name="Times New Roman" officeooo:rsid="01385047"/>
    </style:style>
    <style:style style:name="T230" style:family="text">
      <style:text-properties fo:color="#000000" style:font-name="Times New Roman" officeooo:rsid="0138e4e7"/>
    </style:style>
    <style:style style:name="T231" style:family="text">
      <style:text-properties fo:color="#000000" style:font-name="Times New Roman" officeooo:rsid="013a26df"/>
    </style:style>
    <style:style style:name="T232" style:family="text">
      <style:text-properties fo:color="#000000" style:font-name="Times New Roman" officeooo:rsid="013a8143"/>
    </style:style>
    <style:style style:name="T233" style:family="text">
      <style:text-properties fo:color="#000000" style:font-name="Times New Roman" officeooo:rsid="0141d1b5"/>
    </style:style>
    <style:style style:name="T234" style:family="text">
      <style:text-properties fo:color="#000000" style:font-name="Times New Roman" officeooo:rsid="01429fa6"/>
    </style:style>
    <style:style style:name="T235" style:family="text">
      <style:text-properties fo:color="#000000" style:font-name="Times New Roman" officeooo:rsid="0142f33d"/>
    </style:style>
    <style:style style:name="T236" style:family="text">
      <style:text-properties fo:color="#000000" style:font-name="Times New Roman" officeooo:rsid="0144d273"/>
    </style:style>
    <style:style style:name="T237" style:family="text">
      <style:text-properties fo:color="#000000" style:font-name="Times New Roman" officeooo:rsid="01452c39"/>
    </style:style>
    <style:style style:name="T238" style:family="text">
      <style:text-properties fo:color="#000000" style:font-name="Times New Roman" officeooo:rsid="014575f3"/>
    </style:style>
    <style:style style:name="T239" style:family="text">
      <style:text-properties fo:color="#000000" style:font-name="Times New Roman" officeooo:rsid="01458c5b"/>
    </style:style>
    <style:style style:name="T240" style:family="text">
      <style:text-properties fo:color="#000000" style:font-name="Times New Roman" officeooo:rsid="014d7872"/>
    </style:style>
    <style:style style:name="T241" style:family="text">
      <style:text-properties fo:color="#000000" style:font-name="Times New Roman" officeooo:rsid="014e6370"/>
    </style:style>
    <style:style style:name="T242" style:family="text">
      <style:text-properties fo:color="#000000" style:font-name="Times New Roman" officeooo:rsid="014e8063"/>
    </style:style>
    <style:style style:name="T243" style:family="text">
      <style:text-properties fo:color="#000000" style:font-name="Times New Roman" officeooo:rsid="015071ba"/>
    </style:style>
    <style:style style:name="T244" style:family="text">
      <style:text-properties fo:color="#000000" style:font-name="Courier New1" fo:font-size="10pt" style:font-size-asian="10pt" style:font-size-complex="10pt"/>
    </style:style>
    <style:style style:name="T245" style:family="text">
      <style:text-properties fo:color="#000000" style:font-name="Courier New1" fo:font-size="10pt" officeooo:rsid="00a869b8" style:font-size-asian="10pt" style:font-size-complex="10pt"/>
    </style:style>
    <style:style style:name="T246" style:family="text">
      <style:text-properties fo:color="#000000" style:font-name="Courier New1" fo:font-size="10pt" officeooo:rsid="00ab58cc" style:font-size-asian="10pt" style:font-size-complex="10pt"/>
    </style:style>
    <style:style style:name="T247" style:family="text">
      <style:text-properties fo:color="#000000" style:font-name="Courier New1" fo:font-size="10pt" officeooo:rsid="00c16195" style:font-size-asian="10pt" style:font-size-complex="10pt"/>
    </style:style>
    <style:style style:name="T248" style:family="text">
      <style:text-properties fo:color="#000000" style:font-name="Courier New1" fo:font-size="10pt" officeooo:rsid="00c9d900" style:font-size-asian="10pt" style:font-size-complex="10pt"/>
    </style:style>
    <style:style style:name="T249" style:family="text">
      <style:text-properties fo:color="#000000" style:font-name="Courier New1" fo:font-size="10pt" officeooo:rsid="00cdd594" style:font-size-asian="10pt" style:font-size-complex="10pt"/>
    </style:style>
    <style:style style:name="T250" style:family="text">
      <style:text-properties fo:color="#000000" style:font-name="Courier New1" fo:font-size="10pt" officeooo:rsid="00cf3bf2" style:font-size-asian="10pt" style:font-size-complex="10pt"/>
    </style:style>
    <style:style style:name="T251" style:family="text">
      <style:text-properties fo:color="#000000" style:font-name="Courier New1" fo:font-size="10pt" officeooo:rsid="00d1e5dd" style:font-size-asian="10pt" style:font-size-complex="10pt"/>
    </style:style>
    <style:style style:name="T252" style:family="text">
      <style:text-properties fo:color="#000000" fo:font-size="10pt" style:font-size-asian="10pt" style:font-size-complex="10pt"/>
    </style:style>
    <style:style style:name="T253" style:family="text">
      <style:text-properties fo:color="#0000ff" style:font-name="Courier New1" fo:font-size="10pt" officeooo:rsid="00a1a0a3" style:font-size-asian="10pt" style:font-size-complex="10pt"/>
    </style:style>
    <style:style style:name="T254" style:family="text">
      <style:text-properties style:font-name="Courier New1"/>
    </style:style>
    <style:style style:name="T255" style:family="text">
      <style:text-properties style:font-name="Courier New1" fo:font-size="10pt" officeooo:rsid="00a1a0a3" style:font-size-asian="10pt" style:font-size-complex="10pt"/>
    </style:style>
    <style:style style:name="T256" style:family="text">
      <style:text-properties style:font-name="Courier New1" fo:font-size="10pt" officeooo:rsid="00d1f816" style:font-size-asian="10pt" style:font-size-complex="10pt"/>
    </style:style>
    <style:style style:name="T257" style:family="text">
      <style:text-properties fo:font-weight="bold" officeooo:rsid="00b9a56c"/>
    </style:style>
    <style:style style:name="T258" style:family="text">
      <style:text-properties fo:font-weight="bold" style:font-weight-asian="bold" style:font-weight-complex="bold"/>
    </style:style>
    <style:style style:name="T259" style:family="text">
      <style:text-properties officeooo:rsid="00b9a56c"/>
    </style:style>
    <style:style style:name="T260" style:family="text">
      <style:text-properties officeooo:rsid="0131e978"/>
    </style:style>
    <style:style style:name="T261" style:family="text">
      <style:text-properties officeooo:rsid="013756f2"/>
    </style:style>
    <style:style style:name="T262" style:family="text">
      <style:text-properties officeooo:rsid="013b0f51"/>
    </style:style>
    <style:style style:name="T263" style:family="text">
      <style:text-properties officeooo:rsid="013b9174"/>
    </style:style>
    <style:style style:name="T264" style:family="text">
      <style:text-properties officeooo:rsid="013d90d1"/>
    </style:style>
    <style:style style:name="T265" style:family="text">
      <style:text-properties officeooo:rsid="0153c657"/>
    </style:style>
    <style:style style:name="T266" style:family="text">
      <style:text-properties officeooo:rsid="01561853"/>
    </style:style>
    <style:style style:name="T267" style:family="text">
      <style:text-properties style:font-size-asian="12pt"/>
    </style:style>
    <style:style style:name="T268" style:family="text">
      <style:text-properties officeooo:rsid="0156d09c" style:font-size-asian="12pt"/>
    </style:style>
    <style:style style:name="T269" style:family="text">
      <style:text-properties officeooo:rsid="0158829c" style:font-size-asian="12pt"/>
    </style:style>
    <style:style style:name="T270" style:family="text">
      <style:text-properties officeooo:rsid="015946f1" style:font-size-asian="12pt"/>
    </style:style>
    <style:style style:name="T271" style:family="text">
      <style:text-properties officeooo:rsid="015af81d" style:font-size-asian="12pt"/>
    </style:style>
    <style:style style:name="T272" style:family="text">
      <style:text-properties officeooo:rsid="015dccf8" style:font-size-asian="12pt"/>
    </style:style>
    <style:style style:name="T273" style:family="text">
      <style:text-properties officeooo:rsid="015eb780" style:font-size-asian="12pt"/>
    </style:style>
    <style:style style:name="T274" style:family="text">
      <style:text-properties officeooo:rsid="015f2026" style:font-size-asian="12pt"/>
    </style:style>
    <style:style style:name="T275" style:family="text">
      <style:text-properties officeooo:rsid="015f8c3c" style:font-size-asian="12pt"/>
    </style:style>
    <style:style style:name="T276" style:family="text">
      <style:text-properties officeooo:rsid="0160c4c9" style:font-size-asian="12pt"/>
    </style:style>
    <style:style style:name="T277" style:family="text">
      <style:text-properties officeooo:rsid="01632740" style:font-size-asian="12pt"/>
    </style:style>
    <style:style style:name="T278" style:family="text">
      <style:text-properties officeooo:rsid="01639af8" style:font-size-asian="12pt"/>
    </style:style>
    <style:style style:name="T279" style:family="text">
      <style:text-properties officeooo:rsid="0164adb0" style:font-size-asian="12pt"/>
    </style:style>
    <style:style style:name="T280" style:family="text">
      <style:text-properties officeooo:rsid="0165c5fd" style:font-size-asian="12pt"/>
    </style:style>
    <style:style style:name="T281" style:family="text">
      <style:text-properties officeooo:rsid="0167d021" style:font-size-asian="12pt"/>
    </style:style>
    <style:style style:name="T282" style:family="text">
      <style:text-properties officeooo:rsid="01688689" style:font-size-asian="12pt"/>
    </style:style>
    <style:style style:name="T283" style:family="text">
      <style:text-properties officeooo:rsid="016a24dd" style:font-size-asian="12pt"/>
    </style:style>
    <style:style style:name="T284" style:family="text">
      <style:text-properties officeooo:rsid="016c10e9" style:font-size-asian="12pt"/>
    </style:style>
    <style:style style:name="T285" style:family="text">
      <style:text-properties officeooo:rsid="016dca30" style:font-size-asian="12pt"/>
    </style:style>
    <style:style style:name="T286" style:family="text">
      <style:text-properties officeooo:rsid="016e560d" style:font-size-asian="12pt"/>
    </style:style>
    <style:style style:name="T287" style:family="text">
      <style:text-properties officeooo:rsid="0171861b" style:font-size-asian="12pt"/>
    </style:style>
    <style:style style:name="T288" style:family="text">
      <style:text-properties officeooo:rsid="0172a02c" style:font-size-asian="12pt"/>
    </style:style>
    <style:style style:name="T289" style:family="text">
      <style:text-properties officeooo:rsid="017390a7" style:font-size-asian="12pt"/>
    </style:style>
    <style:style style:name="T290" style:family="text">
      <style:text-properties officeooo:rsid="017656ac" style:font-size-asian="12pt"/>
    </style:style>
    <style:style style:name="T291" style:family="text">
      <style:text-properties officeooo:rsid="01784a49" style:font-size-asian="12pt"/>
    </style:style>
    <style:style style:name="T292" style:family="text">
      <style:text-properties officeooo:rsid="017a497b" style:font-size-asian="12pt"/>
    </style:style>
    <style:style style:name="T293" style:family="text">
      <style:text-properties officeooo:rsid="017a9dbe" style:font-size-asian="12pt"/>
    </style:style>
    <style:style style:name="T294" style:family="text">
      <style:text-properties officeooo:rsid="017bf02e" style:font-size-asian="12pt"/>
    </style:style>
    <style:style style:name="T295" style:family="text">
      <style:text-properties officeooo:rsid="017edcf5" style:font-size-asian="12pt"/>
    </style:style>
    <style:style style:name="T296" style:family="text">
      <style:text-properties officeooo:rsid="017fb7e8" style:font-size-asian="12pt"/>
    </style:style>
    <style:style style:name="T297" style:family="text">
      <style:text-properties officeooo:rsid="0181af62" style:font-size-asian="12pt"/>
    </style:style>
    <style:style style:name="T298" style:family="text">
      <style:text-properties officeooo:rsid="01825491" style:font-size-asian="12pt"/>
    </style:style>
    <style:style style:name="T299" style:family="text">
      <style:text-properties officeooo:rsid="0183962a" style:font-size-asian="12pt"/>
    </style:style>
    <style:style style:name="T300" style:family="text">
      <style:text-properties officeooo:rsid="0184f1a2" style:font-size-asian="12pt"/>
    </style:style>
    <style:style style:name="T301" style:family="text">
      <style:text-properties officeooo:rsid="0185e187" style:font-size-asian="12pt"/>
    </style:style>
    <style:style style:name="T302" style:family="text">
      <style:text-properties officeooo:rsid="018794b3" style:font-size-asian="12pt"/>
    </style:style>
    <style:style style:name="T303" style:family="text">
      <style:text-properties officeooo:rsid="0188e32f" style:font-size-asian="12pt"/>
    </style:style>
    <style:style style:name="T304" style:family="text">
      <style:text-properties officeooo:rsid="018a874d" style:font-size-asian="12pt"/>
    </style:style>
    <style:style style:name="T305" style:family="text">
      <style:text-properties officeooo:rsid="018ab181" style:font-size-asian="12pt"/>
    </style:style>
    <style:style style:name="T306" style:family="text">
      <style:text-properties officeooo:rsid="018c9db6" style:font-size-asian="12pt"/>
    </style:style>
    <style:style style:name="T307" style:family="text">
      <style:text-properties officeooo:rsid="018da817" style:font-size-asian="12pt"/>
    </style:style>
    <style:style style:name="T308" style:family="text">
      <style:text-properties officeooo:rsid="018f3510" style:font-size-asian="12pt"/>
    </style:style>
    <style:style style:name="T309" style:family="text">
      <style:text-properties officeooo:rsid="018ffb41" style:font-size-asian="12pt"/>
    </style:style>
    <style:style style:name="T310" style:family="text">
      <style:text-properties officeooo:rsid="019063a8" style:font-size-asian="12pt"/>
    </style:style>
    <style:style style:name="T311" style:family="text">
      <style:text-properties officeooo:rsid="0193081e" style:font-size-asian="12pt"/>
    </style:style>
    <style:style style:name="T312" style:family="text">
      <style:text-properties officeooo:rsid="01943226" style:font-size-asian="12pt"/>
    </style:style>
    <style:style style:name="T313" style:family="text">
      <style:text-properties officeooo:rsid="01947931" style:font-size-asian="12pt"/>
    </style:style>
    <style:style style:name="T314" style:family="text">
      <style:text-properties officeooo:rsid="01a98d29" style:font-size-asian="12pt"/>
    </style:style>
    <style:style style:name="T315" style:family="text">
      <style:text-properties officeooo:rsid="01ab7b67" style:font-size-asian="12pt"/>
    </style:style>
    <style:style style:name="T316" style:family="text">
      <style:text-properties officeooo:rsid="01ad93a3" style:font-size-asian="12pt"/>
    </style:style>
    <style:style style:name="T317" style:family="text">
      <style:text-properties officeooo:rsid="01bb5aaf" style:font-size-asian="12pt"/>
    </style:style>
    <style:style style:name="T318" style:family="text">
      <style:text-properties officeooo:rsid="01bb67ed" style:font-size-asian="12pt"/>
    </style:style>
    <style:style style:name="T319" style:family="text">
      <style:text-properties officeooo:rsid="0195fc2d"/>
    </style:style>
    <style:style style:name="T320" style:family="text">
      <style:text-properties officeooo:rsid="019ac4ef" style:font-size-asian="10.5pt"/>
    </style:style>
    <style:style style:name="T321" style:family="text">
      <style:text-properties officeooo:rsid="019cc390" style:font-size-asian="10.5pt"/>
    </style:style>
    <style:style style:name="T322" style:family="text">
      <style:text-properties officeooo:rsid="01af7c02" style:font-size-asian="10.5pt"/>
    </style:style>
    <style:style style:name="T323" style:family="text">
      <style:text-properties officeooo:rsid="01aec1c9" style:font-size-asian="10.5pt"/>
    </style:style>
    <style:style style:name="T324" style:family="text">
      <style:text-properties officeooo:rsid="01a8d2f4"/>
    </style:style>
    <style:style style:name="T325" style:family="text">
      <style:text-properties officeooo:rsid="01a98d29"/>
    </style:style>
    <style:style style:name="T326" style:family="text">
      <style:text-properties officeooo:rsid="01ab7b67"/>
    </style:style>
    <style:style style:name="T327" style:family="text">
      <style:text-properties officeooo:rsid="01ac002a"/>
    </style:style>
    <style:style style:name="T328" style:family="text">
      <style:text-properties officeooo:rsid="01ad93a3"/>
    </style:style>
    <style:style style:name="T329" style:family="text">
      <style:text-properties officeooo:rsid="01aec1c9"/>
    </style:style>
    <style:style style:name="T330" style:family="text">
      <style:text-properties officeooo:rsid="01af7c02"/>
    </style:style>
    <style:style style:name="T33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278390946192639192" text:style-name="WWNum6">
        <text:list-item>
          <text:p text:style-name="P100">Introducere</text:p>
          <text:p text:style-name="P101"/>
          <text:p text:style-name="P101">Definiţii şi scurt istoric</text:p>
        </text:list-item>
      </text:list>
      <text:p text:style-name="P2"/>
      <text:p text:style-name="P1"><text:span text:style-name="T1"><text:tab/></text:span><text:span text:style-name="T12">Grafica </text:span><text:span text:style-name="T14">vectoriala</text:span><text:span text:style-name="T12"> </text:span><text:span text:style-name="T13">reprezinta</text:span><text:span text:style-name="T12"> folosirea primitivelor geometrice (puncte, linii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4"><text:tab/></text:p>
      <text:p text:style-name="P1"><text:span text:style-name="T15"><text:tab/></text:span><text:span text:style-name="T16">În comparație cu imaginile bazate pe pixeli , cele bazate pe primitive pot fi mărite oricat fără pierderea calitatii.</text:span></text:p>
      <text:p text:style-name="P5"/>
      <text:p text:style-name="P1"><text:span text:style-name="T16"><text:tab/></text:span><text:span text:style-name="T17">Termenul de grafica vectoriala este de obicei folosit doar pentru obiecte grafice 2D, pentru a evidentia diferența fata de grafica raster pe baza de pixeli.</text:span></text:p>
      <text:p text:style-name="P6"/>
      <text:p text:style-name="P1"><text:span text:style-name="T17"><text:tab/></text:span><text:span text:style-name="T18">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8"><text:tab/></text:span><text:span text:style-name="T19">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1">Imaginile raster sunt formate din pixeli. Un pixel este un singur punct sau cel mai mic element care poate fi afisat pe ecranul device-ului.</text:span></text:p>
      <text:p text:style-name="P12"><text:tab/></text:p>
      <text:p text:style-name="P14"><text:span text:style-name="T21"><text:tab/></text:span><text:span text:style-name="T20">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2">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31">Infinit scalabil : datorită proprietatilor matematice ale figurilor geometrice , acestea se pot scala mai mic sau mare fără a pierde din calitate</text:span></text:p>
            <text:p text:style-name="P36">* <text:span text:style-name="T32">Fisiere mai mici : pentru imagini continand grafica simpla , precum figuri geometrice și tipografie</text:span></text:p>
            <text:p text:style-name="P36">* <text:span text:style-name="T33">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34">figurile geometrice nu sunt practice pentru imagini complexe, chiar dacă acestea pot conține gradiente, nu se poate compare cu advantajul imaginile raster de avea culori independente pentru fiecare pixel</text:span></text:p>
            <text:p text:style-name="P37">* <text:span text:style-name="T34">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9">Detalii bogate : o poza care are valorea dpi mai mare va conține mai multe detalii subtile</text:span></text:p>
            <text:p text:style-name="P34">* <text:span text:style-name="T29">Editare precisa : oricare dintre pixeli poate fi modificate independent ; o persoana poate sa editeze poza respectiva cu usurinta</text:span></text:p>
          </table:table-cell>
          <table:table-cell table:style-name="Table1.C2" office:value-type="string">
            <text:p text:style-name="P34">* <text:span text:style-name="T30">Blurata atunci când este mărita : din cauza ca exista un numar finit de pixeli, calculatorul va încerca sa umple spațiul dintre pixeli cu interpolari intre ele</text:span></text:p>
            <text:p text:style-name="P34">* <text:span text:style-name="T32">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6">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7"><text:tab/>Primul lucru pe care l-am încercat a fost </text:span><text:a xlink:type="simple" xlink:href="http://vectormagic.com/" text:style-name="Internet_20_link" text:visited-style-name="Visited_20_Internet_20_Link"><text:span text:style-name="T27">http://vectormagic.com</text:span></text:a><text:span text:style-name="T27">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35">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6">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7">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41"><text:tab/>P</text:span><text:span text:style-name="T40">rogramul meu este realizat în Java. Nu am folosit nicio particularitate a acestui limbaj (în afară de faptul că este orientat pe obiecte), totuşi, pentru completitudinea lucrării, aceasta </text:span><text:span text:style-name="T42">i</text:span><text:span text:style-name="T40">nclude şi o secţiune despre el.</text:span></text:p>
      <text:p text:style-name="P26"><text:span text:style-name="T40"><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40">(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40"><text:tab/>Originalele compilatoare Java, maşini virtuale şi bibliotecile </text:span><text:span text:style-name="T52">class </text:span><text:span text:style-name="T40">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43"><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44">limbaj de asamblare.</text:span></text:p>
      <text:p text:style-name="P26"><text:span text:style-name="T45"><text:tab/></text:span><text:span text:style-name="T46">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7">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7"><text:tab/></text:span><text:span text:style-name="T48">Pentru scrierea codului sursa , am folosit un IDE (IntelliJ </text:span><text:span text:style-name="T50">IDEA</text:span><text:span text:style-name="T48">).</text:span></text:p>
      <text:p text:style-name="P41">Despre IDE-uri </text:p>
      <text:p text:style-name="P38"><text:span text:style-name="T39"><text:tab/></text:span><text:span text:style-name="T53">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7"><text:tab/>Unele IDE-uri conţin un compilator, un interpretor, sau ambele, cum ar fi cazul NetBeams , </text:span><text:soft-page-break/><text:span text:style-name="T49">IntelliJ </text:span><text:span text:style-name="T51">IDEA </text:span><text:span text:style-name="T49">și </text:span><text:span text:style-name="T47"><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7">D</text:span><text:span text:style-name="T40">espre IntelliJ IDEA</text:span></text:p>
      <text:p text:style-name="P42"><text:span text:style-name="T40"><text:tab/></text:span><text:span text:style-name="T54">IntelliJ IDEA este un medie integrat de dezvoltare pentru limbajul Java . A fost creat de compania JetBrains. </text:span><text:span text:style-name="T55">Prima versiune a fost publicata <text:s/>în ianuarie 2001, și a fost unul dintre primele IDE-uri care oferea navigare advansata a codului și posibilitatea de refactoriza codul deja integrat.</text:span></text:p>
      <text:p text:style-name="P42"><text:span text:style-name="T55"><text:tab/></text:span><text:span text:style-name="T56">Intrun reportaz Infoworld din 2010 , <text:s/>IntelliJ a primit cele mai mare scor într-un test în care au participat și IDE-urile : Eclipse , NetBeans și Oracle Jdeveloper.</text:span></text:p>
      <text:p text:style-name="P42"><text:span text:style-name="T56"><text:tab/></text:span><text:span text:style-name="T57">În decembrie 2014 , Google a anunțat versiunea 1.0 a programului Android Studio , un IDE open source folosit la crearea aplicatiilor Android, bazat pe versiunea open source de comunitate al programului IntelliJ IDEA. Alte</text:span><text:span text:style-name="T56"> </text:span><text:span text:style-name="T57">medii de programare bazate pe IntelliJ sunt AppCode , PhpStorm , PyCharm , RubyMine , WebStorm și MPS .</text:span></text:p>
      <text:p text:style-name="Text_20_body"><text:tab/><text:span text:style-name="T70">Acest IDE are doua editii : Community Edition ( gratuit ) și <text:s/>Ultimate Edition (plătit). Ambele pot fi folosite în scop comercial. </text:span></text:p>
      <text:p text:style-name="Text_20_body"><text:span text:style-name="T71"><text:tab/>Ambele editii pot au mai multe capabilitati comune precum : Smart Code Completion , On-The-Fly Code Analysis , Advanced Refactoring , </text:span><text:span text:style-name="T72">unelte de Version Control având interfata unificata pentru Git,SVN, Mercurial etc ,</text:span><text:span text:style-name="T71"> </text:span><text:span text:style-name="T72">și desigur suport pentru limbajul Java . Editia Ultimate ofera mai multe lucruri precum unelte pentru lucru cu baze de data , designer pentru tabele UML , unelte pentru Web Development și altele.</text:span></text:p>
      <text:p text:style-name="P43"/>
      <text:p text:style-name="P87"><text:span text:style-name="T72">D</text:span><text:span text:style-name="T38">espre GitHub și Git</text:span></text:p>
      <text:p text:style-name="P86"><text:tab/></text:p>
      <text:p text:style-name="Text_20_body"><text:span text:style-name="T38"><text:tab/></text:span><text:span text:style-name="T73">Git este un </text:span><text:span text:style-name="T74">distributed revision control system (sistem distribuit de control al modificarilor) care a fost conceput pentru viteza de procesare mare , pastrarea integritatii datelor și suport pentru posibilitatea de avea „workflow”-uri </text:span><text:span text:style-name="T75">distribuite și non-liniare . Git a fost original creat de Linus Torvalds pentru programarea kernel-ului Linux în 2005, și de atunci a devenit unul dintre cele mai adoptate sisteme de version control.</text:span></text:p>
      <text:p text:style-name="Text_20_body"><text:span text:style-name="T75"><text:tab/></text:span><text:span text:style-name="T7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7">Asemenea kernel-ului Linux , Git este un program oferit gratuit sub licenta GNU General Public License revizia 2.</text:span></text:p>
      <text:p text:style-name="Text_20_body"><text:tab/><text:span text:style-name="T78">Design-ul Git-ului a fost inspirat după BitKeeper și Monotone. Acesta avea ca plan original </text:span><text:soft-page-break/><text:span text:style-name="T78">să fie un sistem low-level pe care alte aplicații îl poate apela. În momentul acesta Git poate fi folosit direct din linia de comanda. </text:span><text:span text:style-name="T79">Deși a fost puternic influențat de BitKeeper, Torvalds intenționat a evitat tehnicile conventionale , astfel ajungand la un design unic.</text:span></text:p>
      <text:p text:style-name="Text_20_body"><text:span text:style-name="T79"><text:tab/></text:span><text:span text:style-name="T8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80"><text:tab/></text:span><text:span text:style-name="T81">Am decis sa îl folosesc deoarece doresc sa îl învăț mai mult și sa abuzez de comparatia ușoară a codului </text:span><text:span text:style-name="T82">cu commit-urile precedente </text:span><text:span text:style-name="T81">în caz în care am făcut greșeli. <text:s/></text:span></text:p>
      <text:p text:style-name="Text_20_body"><text:span text:style-name="T81"><text:tab/></text:span><text:span text:style-name="T83">Exista optiunea de a avea repozitorul stocat doar local pe disk, dar nu vroiam sa risc pierderea proiectului așa ca am decis sa folosesc GitHub pentru a stoca proiectul.</text:span></text:p>
      <text:p text:style-name="Text_20_body"><text:span text:style-name="T83"><text:tab/></text:span><text:span text:style-name="T84">GitHub este o serviciu online de hostare a repozitoarelor Git <text:s/>, astfel având toate capabilitatile Git-ului dar și adaugat câteva la acestea. </text:span><text:span text:style-name="T85">Spre deosebire de Git care ofera strict doar un program care se folosește prin linii de comanda, GitHub over o interfata grafica pentru Web , desktop și telefoane smartphone. </text:span><text:span text:style-name="T86">Deasemenea ofera administratorului posibilitatea de schimba </text:span><text:span text:style-name="T87">nivelul de acces al celorlaltor colegi care lucrează la proiect , și unelte de colabaroare precum bug tracking , feature request , managerierea task-urilor și </text:span><text:span text:style-name="T88">crearea </text:span><text:span text:style-name="T87">wiki-uri.</text:span></text:p>
      <text:p text:style-name="Text_20_body"><text:span text:style-name="T87"><text:tab/></text:span><text:span text:style-name="T89">Conturile gratuite de GitHub pot hosta decât proiecte care sunt complet vizibile oricarei persoane care ori găsește repozitorul ori are link-ul direct către acesta. </text:span><text:span text:style-name="T90">În anul 2015 , GitHub a raporat ca are peste 9 milioane de utilizatori și peste 21.1 milioane de repozitoare, astfel fiind cel mai mare service de hostare a codurilor sursa de pe Pământ în acel moment.</text:span></text:p>
      <text:p text:style-name="Text_20_body"><text:span text:style-name="T90"><text:tab/></text:span><text:span text:style-name="T91">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3">Despre implementarea lucrarii</text:span></text:p>
      <text:p text:style-name="P45"><text:span text:style-name="T3"><text:tab/></text:span><text:span text:style-name="T23">După cum am menţionat anterior, proiectul meu este realizat in Java. În proiectul meu am creat trei clase de vectorizare care extind o clasa BaseVectorizer.</text:span></text:p>
      <text:p text:style-name="P46"><text:span text:style-name="T23"><text:tab/>Clasa BaseVectorizer a fost creata pentru usura tastarea codului în restul aplicației , astfel reducand codul care este „copy-pasted” și lasand posibilitatea de a integra cu ușurința </text:span><text:span text:style-name="T24">vectorizer-ele în codul pentru GUI.</text:span></text:p>
      <text:p text:style-name="P46"><text:span text:style-name="T24"><text:tab/> </text:span><text:span text:style-name="T28">Continutul clasei BaseVectorizer</text:span></text:p>
      <text:p text:style-name="P47"><text:span text:style-name="T28"><text:tab/></text:span><text:span text:style-name="T101">protected </text:span><text:span text:style-name="T127">BufferedImage</text:span><text:span text:style-name="T128"> </text:span><text:span text:style-name="T118">originalImage</text:span><text:span text:style-name="T128">;</text:span></text:p>
      <text:p text:style-name="P48"><text:span text:style-name="T99"><text:tab/></text:span><text:span text:style-name="T98">protected </text:span><text:span text:style-name="T125">BufferedImage </text:span><text:span text:style-name="T116">destImage</text:span><text:span text:style-name="T125">;</text:span></text:p>
      <text:p text:style-name="P89"><text:span text:style-name="T25"><text:tab/></text:span><text:span text:style-name="T58">În originalImage este păstrată referinta către poza originala în format raster , iar în destImage este pusa imaginea după ce a fost transformata în format vectorial și apoi folosită să fie afisata în interata GUI. </text:span><text:span text:style-name="T59">Motivul de ce am ales obiectele să fie de tip BufferedImage este din cauza </text:span><text:soft-page-break/><text:span text:style-name="T59">ca exista functia getRGB(int x,int y) deja implementata și ajuta la </text:span><text:span text:style-name="T60">luarea informațiilor. </text:span><text:span text:style-name="T61">Din păcate nu am avut încredere deplina </text:span><text:span text:style-name="T62">în</text:span><text:span text:style-name="T61"> viteza de procesare a functiei getRGB așa ca am creat câteva array-uri ajutătoare.</text:span></text:p>
      <text:p text:style-name="Standard"><text:tab/><text:span text:style-name="T100">protected char</text:span><text:span text:style-name="T126">[] </text:span><text:span text:style-name="T117">originalRedArray</text:span><text:span text:style-name="T126">;</text:span></text:p>
      <text:p text:style-name="P92"><text:span text:style-name="T96"><text:tab/>protected char</text:span>[] <text:span text:style-name="T115">originalGreenArray</text:span>;</text:p>
      <text:p text:style-name="P92"><text:span text:style-name="T96"><text:tab/>protected char</text:span>[] <text:span text:style-name="T115">originalBlueArray</text:span>;</text:p>
      <text:p text:style-name="P90"><text:span text:style-name="T96"><text:tab/>protected int</text:span>[] <text:span text:style-name="T115">originalColorArray</text:span>;</text:p>
      <text:p text:style-name="P90"><text:span text:style-name="T96"><text:tab/>public void </text:span>calculateColorArrays()</text:p>
      <text:p text:style-name="P49"><text:tab/><text:span text:style-name="T92">În aceste array-uri sunt pastrate valorile culorillor roșu , verde, albastru și combinatia lor. Motiv de ce primele 3 array-uri sunt de tip char </text:span><text:span text:style-name="T93">este doarece char în Java ocupa un singur byte iar valorile sunt de la 0 la 255 în comparație cu tipul byte care este de la -128 la 127. </text:span><text:span text:style-name="T94">Primele trei array-uri sunt folosite pentru a calcula media culorilor dintr-o zona. În descrierea vectorizoarelor vor fi mai multe detalii despre acestea. <text:s/></text:span></text:p>
      <text:p text:style-name="P49"><text:span text:style-name="T94"><text:tab/>Metoda calculateColorArrays() este chemata la imediat după ce s-a setat </text:span><text:span text:style-name="T95">o nou obiect originalImage .</text:span></text:p>
      <text:p text:style-name="P89"><text:span text:style-name="T25"><text:tab/></text:span><text:span text:style-name="T96">protected short </text:span><text:span text:style-name="T115">w</text:span>,<text:span text:style-name="T115">h</text:span>;</text:p>
      <text:p text:style-name="P89"><text:span text:style-name="T96"><text:tab/>protected int </text:span><text:span text:style-name="T115">area</text:span>;</text:p>
      <text:p text:style-name="P89"><text:tab/><text:span text:style-name="T63">Aceste</text:span><text:span text:style-name="T64">a</text:span><text:span text:style-name="T63"> sunt variabile ajutătoare pentru alte funcții.</text:span></text:p>
      <text:p text:style-name="P89"><text:span text:style-name="T63"><text:tab/></text:span><text:span text:style-name="T103">public int </text:span><text:span text:style-name="T120">threshold</text:span><text:span text:style-name="T255">=-</text:span><text:span text:style-name="T253">1</text:span><text:span text:style-name="T255">;</text:span></text:p>
      <text:p text:style-name="Text_20_body"><text:span text:style-name="T255"><text:tab/></text:span><text:span text:style-name="T65">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6">As</text:span><text:span text:style-name="T67">t</text:span><text:span text:style-name="T66">fel </text:span><text:span text:style-name="T68">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8"><text:tab/></text:span><text:span text:style-name="T69">Într-un alt capitol voi prezenta și diferențele din punct de vedere vizual și al marimii fisierului creat.</text:span></text:p>
      <text:p text:style-name="Text_20_body"><text:span text:style-name="T69"><text:tab/></text:span><text:span text:style-name="T104">protected </text:span><text:span text:style-name="T245">ImagePanel </text:span><text:span text:style-name="T121">destImagePanel</text:span><text:span text:style-name="T245">;</text:span></text:p>
      <text:p text:style-name="P50"><text:span text:style-name="T245"><text:tab/></text:span><text:span text:style-name="T129">Clasa ImagePanel a fost creata deoar</text:span><text:span text:style-name="T130">e</text:span><text:span text:style-name="T129">ce nu am reușit sa găsesc un element GUI care sa afiseze o imagine. </text:span><text:span text:style-name="T131">Acest obiect îl folosesc deasemenea în logica codului , de exemplu dacă destImagePanel == <text:s/>null atunci nu este necesar sa execut anumite bucăți de cod.</text:span></text:p>
      <text:p text:style-name="P50"><text:span text:style-name="T131"><text:tab/></text:span><text:span text:style-name="T105">protected </text:span><text:span text:style-name="T246">JobThread </text:span><text:span text:style-name="T122">lastJob</text:span><text:span text:style-name="T246">;</text:span></text:p>
      <text:p text:style-name="P51"><text:span text:style-name="T131"><text:tab/></text:span><text:span text:style-name="T129">Cl</text:span><text:span text:style-name="T132">asa JobThread a fost creata deoarece din câte am înțeles clasa Thread nu conține o metoda <text:s/></text:span><text:span text:style-name="T133">de încredere de a opri subit o linie de execuție. </text:span><text:span text:style-name="T134">Cea mai apropriata este metoda stop() , care din păcate este deprecata deoarece era considerat instabil și periculos pentru </text:span><text:span text:style-name="T135">mașina virtuala Java</text:span><text:span text:style-name="T134">.</text:span></text:p>
      <text:p text:style-name="P51"><text:span text:style-name="T134"><text:s/><text:tab/></text:span><text:span text:style-name="T136">Aceasta clasa acuma conține un boolean canceled care initial este false. </text:span><text:span text:style-name="T137">Atunci când se apeleaza setCanceled(true) , canceled va primi valoarea true. Acuma depinde de ce se afla în implementarea metodei run() , ea acuma trebuie sa verifice în mai multe puncte dacă canceled a </text:span><text:soft-page-break/><text:span text:style-name="T137">devenit true și sa apreasca execuția într-un mod curat </text:span><text:span text:style-name="T138">(</text:span><text:span text:style-name="T139">dacă sunt necesare închiderea unor streamuri sau thread-uri secundare</text:span><text:span text:style-name="T138">)</text:span><text:span text:style-name="T137">.</text:span></text:p>
      <text:p text:style-name="Text_20_body"><text:span text:style-name="T69"><text:tab/></text:span><text:span text:style-name="T104">protected final </text:span><text:span text:style-name="T245">Object </text:span><text:span text:style-name="T121">jobLock</text:span><text:span text:style-name="T245">=</text:span><text:span text:style-name="T104">new </text:span><text:span text:style-name="T245">Object();</text:span></text:p>
      <text:p text:style-name="P52"><text:span text:style-name="T69"><text:tab/></text:span><text:span text:style-name="T140">Folosit atunci când un vectorizator dorește crearea unui nou jobThread sau oprirea celui curent.</text:span></text:p>
      <text:p text:style-name="P93"><text:span text:style-name="T257"><text:tab/></text:span><text:span text:style-name="T97">public abstract void </text:span><text:span text:style-name="T259">startJob();</text:span></text:p>
      <text:p text:style-name="P89"><text:span text:style-name="T96"><text:tab/>public abstract void </text:span>cancelLastJob();</text:p>
      <text:p text:style-name="P52"><text:span text:style-name="T140"><text:tab/></text:span><text:span text:style-name="T141">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42">Abia după ce s-a terminat ultimul thread se poate crea unul nou în siguranța.</text:span><text:span text:style-name="T143"> Metoda cancelLastJob() executa la fel în afara de crearea unui nou thread.</text:span></text:p>
      <text:p text:style-name="P52"><text:span text:style-name="T143"><text:tab/></text:span><text:span text:style-name="T106">public abstract void </text:span><text:span text:style-name="T247">exportToSVG(OutputStream os,</text:span><text:span text:style-name="T106">boolean </text:span><text:span text:style-name="T247">isCompressed);</text:span></text:p>
      <text:p text:style-name="P52"><text:span text:style-name="T143"><text:tab/></text:span><text:span text:style-name="T144">Atunci când se dorește exportarea rezultatului curent în format SVG sau SVGZ, se deschide un fisier , se obtine OutputStream-ul lui , se alege dacă va fi exportat comprimat sau nu , și se apeleaza functia. <text:s/></text:span><text:span text:style-name="T145">Dacă s-a ales optiunea de comprimare a fisierului , folosesc un obiect de tip GZIPOutputStream pentru comprimare. Ce este interesant cu acest </text:span><text:span text:style-name="T146">obiect</text:span><text:span text:style-name="T145"> este ca metoda de comprimare este compatibila cu InkScape pentru a deschide fiserul nou creat. </text:span><text:span text:style-name="T147">Dupa acea obiectul este infasurat cu un BufferedOutputStream , din câte am înțeles acesta poate ajuta la procese incete de scriere .</text:span></text:p>
      <text:p text:style-name="Preformatted_20_Text"><text:span text:style-name="T147"><text:tab/></text:span><text:span text:style-name="T107">public char </text:span><text:span text:style-name="T248">redOrig(</text:span><text:span text:style-name="T107">int </text:span><text:span text:style-name="T248">x,</text:span><text:span text:style-name="T107">int </text:span><text:span text:style-name="T248">y){</text:span><text:span text:style-name="T102">return </text:span><text:span text:style-name="T119">originalRedArray</text:span><text:span text:style-name="T244">[y*</text:span><text:span text:style-name="T119">w</text:span><text:span text:style-name="T244">+x];}</text:span></text:p>
      <text:p text:style-name="P97"><text:span text:style-name="T114"><text:tab/>public char </text:span><text:span text:style-name="T252">blueOrig(</text:span><text:span text:style-name="T114">int </text:span><text:span text:style-name="T252">x,</text:span><text:span text:style-name="T114">int </text:span><text:span text:style-name="T252">y){</text:span><text:span text:style-name="T114">return </text:span><text:span text:style-name="T124">originalBlueArray</text:span><text:span text:style-name="T252">[y*</text:span><text:span text:style-name="T124">w</text:span><text:span text:style-name="T252">+x];}</text:span></text:p>
      <text:p text:style-name="P97"><text:span text:style-name="T96"><text:tab/>public char </text:span>greenOrig(<text:span text:style-name="T96">int </text:span>x,<text:span text:style-name="T96">int </text:span>y){<text:span text:style-name="T96">return </text:span><text:span text:style-name="T115">originalGreenArray</text:span>[y*<text:span text:style-name="T115">w</text:span>+x];}</text:p>
      <text:p text:style-name="Preformatted_20_Text"><text:span text:style-name="T112"><text:tab/>public int </text:span><text:span text:style-name="T254">colorOrig(</text:span><text:span text:style-name="T112">int </text:span><text:span text:style-name="T254">x,</text:span><text:span text:style-name="T112">int </text:span><text:span text:style-name="T254">y) {</text:span><text:span text:style-name="T112">return </text:span><text:span text:style-name="T123">originalColorArray</text:span><text:span text:style-name="T254">[y*</text:span><text:span text:style-name="T123">w</text:span><text:span text:style-name="T254">+x];}</text:span></text:p>
      <text:p text:style-name="P95"><text:tab/></text:p>
      <text:p text:style-name="P98"><text:span text:style-name="T147"><text:tab/></text:span><text:span text:style-name="T148">Metode ajutătoare pentru accesarea valorilor culorilor pentru anumiti pixeli. Numele metodelor sunt foarte simpliste și scurte deoarece ele sunt foarte des folosite și ar umple codul prea mult.</text:span></text:p>
      <text:p text:style-name="P98"><text:span text:style-name="T155"><text:tab/></text:span><text:span text:style-name="T111">public void</text:span><text:span text:style-name="T108"> </text:span><text:span text:style-name="T249">initialize(){</text:span><text:span text:style-name="T244">calculateColorArrays();</text:span><text:span text:style-name="T250">}</text:span></text:p>
      <text:p text:style-name="P96"><text:tab/></text:p>
      <text:p text:style-name="Text_20_body"><text:span text:style-name="T148"><text:tab/></text:span><text:span text:style-name="T149">Este chemata atunci cand setOriginalImage(BufferedImage image) primește ca p</text:span><text:span text:style-name="T150">a</text:span><text:span text:style-name="T149">remetru un image care este diferit de fostul obiect originalImage.</text:span></text:p>
      <text:p text:style-name="Text_20_body"><text:span text:style-name="T149"><text:tab/></text:span><text:span text:style-name="T109">public void </text:span><text:span text:style-name="T251">setOriginalImage(BufferedImage image)</text:span></text:p>
      <text:p text:style-name="Text_20_body"><text:span text:style-name="T149"><text:tab/></text:span><text:span text:style-name="T151">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1"><text:span text:style-name="T113"><text:tab/></text:span><text:span text:style-name="T110">protected abstract void </text:span><text:span text:style-name="T256">constructStringSVG();</text:span></text:p>
      <text:p text:style-name="P94"/>
      <text:p text:style-name="P53"><text:span text:style-name="T256"><text:tab/></text:span><text:span text:style-name="T152">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51"><text:tab/></text:span><text:span text:style-name="T153">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53"><text:tab/></text:span><text:span text:style-name="T164">Descrierea celor trei vectorizoare</text:span></text:p>
      <text:p text:style-name="P70"><text:span text:style-name="T154"><text:tab/></text:span><text:span text:style-name="T165">SquareVectorizer</text:span></text:p>
      <text:p text:style-name="P71"><text:span text:style-name="T169"><text:tab/></text:span><text:span text:style-name="T170">Acest vectorizator cr</text:span><text:span text:style-name="T171">e</text:span><text:span text:style-name="T170">eaza o lista de dreptunghiuri </text:span><text:span text:style-name="T171">care acoperă întreaga suprafața a pozei originale. Fiecare dintre dreptunghiuri are o culoare care este calculata făcând media culorilor pixelilor care apartin dreptunghiului respectiv. </text:span></text:p>
      <text:p text:style-name="P71"><text:span text:style-name="T171"><text:tab/></text:span><text:span text:style-name="T172">Pentru a ajuta codarea acestei clase , am creat o clasa ajutătoare SquareFragment care rețin marginile left , right , top , down și culoarea dreptunghiului. Toate campurile sunt publice pentru a fi <text:s text:c="2"/>folosite mai rapid. </text:span><text:span text:style-name="T173">Pentru a spori siguranța, classa SquareFragment conține o funcție isValid() care return true dacă marginile sunt valide.</text:span></text:p>
      <text:p text:style-name="P72"><text:span text:style-name="T173"><text:tab/></text:span><text:span text:style-name="T174">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74"><text:tab/></text:span><text:span text:style-name="T175">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75"><text:tab/></text:span><text:span text:style-name="T176">În primele revizii ale programului midX și midY erau pur și simplu </text:span><text:span text:style-name="T178">alese </text:span><text:span text:style-name="T176">să fie în mijlocul drepuntghiului, dar acestea generau imagini vectoriale care avea aspect de „caiet de matematica”; aratand tabelat și </text:span><text:span text:style-name="T177">stintific . </text:span></text:p>
      <text:p text:style-name="P72"><text:span text:style-name="T177"><text:tab/></text:span><text:span text:style-name="T179">Valorile alese aleator pentru midX și midY da</text:span><text:span text:style-name="T214">u</text:span><text:span text:style-name="T179"> un aspect mai plăcut </text:span><text:span text:style-name="T180">imaginii vectoriale generate. </text:span></text:p>
      <text:p text:style-name="P72"><text:span text:style-name="T180"><text:tab/></text:span><text:span text:style-name="T181">Procesul de validare al unei dreptunghi consta în verificarea fiecarei culori </text:span><text:span text:style-name="T182">și insumarea tuturor culorilor pentru a genera media culorilor. </text:span><text:span text:style-name="T183">Dacă distanța manhatten dintre cea </text:span><text:span text:style-name="T184">mai </text:span><text:span text:style-name="T183">apropriat</text:span><text:span text:style-name="T184">a</text:span><text:span text:style-name="T183"> culoare de negru și cea mai apropriata culoare de alb este mai mare decât valoarea threshold înseamna ca procesul de validare se poate anul</text:span><text:span text:style-name="T185">a</text:span><text:span text:style-name="T183"> în momentul acela deoarece acest dreptunghi ales este prea mare și conține culori prea diferite. Dacă un dreptunghi este respins acesta este </text:span><text:span text:style-name="T186">taiat</text:span><text:span text:style-name="T183"> în <text:s/>patru și se va încerca validarea acestora. Dacă un dreptunghi este valid , media culorilor din acel dreptunghi este stocat</text:span><text:span text:style-name="T187">a în câmpul color de la obiectul SquareFragment folosit la validare , </text:span><text:span text:style-name="T188">iar apoi este adaugat unei liste care a fost trimisa ca argument.</text:span></text:p>
      <text:p text:style-name="P72"><text:span text:style-name="T188"><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8">dreptunghiuri care poate reprezenta o imagine este acuma patru, dar acest detali</text:span><text:span text:style-name="T221">u</text:span><text:span text:style-name="T188"> este neglijabil având în considerare faptul ca acuma lucrează patru thread-uri , fiecare thread ruland metode recursiva cu patru LinkedList-uri independente și patru SquareFragments care a fost generate aleator din SquareFragment-ul principal. </text:span></text:p>
      <text:p text:style-name="P72"><text:span text:style-name="T188"><text:tab/></text:span><text:span text:style-name="T189">Când fiecare din thread-uri își termina executia , rezultatele depuse în LinkedList-</text:span><text:span text:style-name="T190">ul respectiv</text:span><text:span text:style-name="T189"> sunt acuma depuse de către thread-ul principal într-un ArrayList de SquareFragments.<text:tab/></text:span><text:span text:style-name="T190">Am ales ArrayList pentru performanța sporita la citire.</text:span></text:p>
      <text:p text:style-name="P72"><text:span text:style-name="T190"><text:tab/></text:span><text:span text:style-name="T191">După ce s-a făcut rost de ArrayList-ul cu toate dreptunghiurile , se construiește string-ul care va conține lista în format SVG. Am decis sa preconstruiesc acest string deoarece pe ecran este afisat mărimea fisierului când este salvat </text:span><text:span text:style-name="T192">în formatele SVG și SVGZ</text:span><text:span text:style-name="T191">.</text:span></text:p>
      <text:p text:style-name="P72"><text:span text:style-name="T191"><text:tab/></text:span><text:span text:style-name="T193">Odată ce s-a obținut lista finala, se creeaza un nou BufferedImage în care este desenat </text:span><text:span text:style-name="T194">o aproximatie a imaginei vectoriale și mărimea fisierului în format SVG și SCGZ. </text:span><text:span text:style-name="T195">Utilizatorul poate sa observe rezultatele și sa exporteze fișierul. </text:span></text:p>
      <text:p text:style-name="P73"><text:span text:style-name="T191"><text:tab/></text:span><text:span text:style-name="T166">TriangleV</text:span><text:span text:style-name="T165">ectorizer</text:span></text:p>
      <text:p text:style-name="P75"><text:span text:style-name="T165"><text:tab/></text:span><text:span text:style-name="T170">Acest vectorizator cr</text:span><text:span text:style-name="T171">e</text:span><text:span text:style-name="T170">eaza o lista de </text:span><text:span text:style-name="T196">triunghiuri</text:span><text:span text:style-name="T170"> </text:span><text:span text:style-name="T171">care acoperă întreaga suprafața a pozei originale. Fiecare dintre </text:span><text:span text:style-name="T196">triunghiuri</text:span><text:span text:style-name="T171"> are o culoare care este calculata făcând media culorilor pixelilor care apartin </text:span><text:span text:style-name="T196">triunghiu</text:span><text:span text:style-name="T197">lui</text:span><text:span text:style-name="T171"> respectiv. </text:span></text:p>
      <text:p text:style-name="P76"><text:span text:style-name="T171"><text:tab/></text:span><text:span text:style-name="T172">Pentru a ajuta codarea acestei clase , am creat o clasa ajutătoare </text:span><text:span text:style-name="T198">Triangle</text:span><text:span text:style-name="T172"> care rețin</text:span><text:span text:style-name="T199">e coordonatele varfurilor retinute sub forma de float, </text:span><text:span text:style-name="T200">culoarea într-o valoare integer și câteva valori ajutătoare precum xMin , yMin , xMax și yMax care reprezintă bounding-box-ul tringhiului având lungimea și latimea paralele cu axele </text:span><text:span text:style-name="T201">X și Y ale imaginii. </text:span><text:span text:style-name="T202">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7"><text:span text:style-name="T173"><text:tab/></text:span><text:span text:style-name="T174">Procesul de divizare în </text:span><text:span text:style-name="T203">triunghiuri</text:span><text:span text:style-name="T174"> este recursiv. </text:span><text:span text:style-name="T204">În faza initiala imaginea care este dreptunghiulara este despartita în doua triunghiuri pe una dintre diagonalele ei. </text:span><text:span text:style-name="T205">Fiecare triunghi este verificate dacă satisfac valoarea curenta a threshold-ului. Dacă da, aceasta este adaugata la o lista de obiecte Triangle. </text:span><text:span text:style-name="T206">Altfel aceasta este fragmentata în 2 triunghiuri și procesul continua de acolo.</text:span></text:p>
      <text:p text:style-name="P78"><text:span text:style-name="T174"><text:tab/></text:span><text:span text:style-name="T207">Am decis ca procesul de fragmentare să fie randomizat și în același limitat. Aleg aleator o valore uniforma </text:span><text:span text:style-name="T208">'r' </text:span><text:span text:style-name="T207">între 0.2 și 0.8, apoi caut latura cea mai lunga a tringhiului. </text:span><text:span text:style-name="T208">Linia care va fragmenta tringhiului în doua este trasa de la colțul opus al laturii mari la un punct interpolat </text:span><text:span text:style-name="T209">intre cele doua puncte ale laturi mari folosind valorea r. </text:span><text:span text:style-name="T210">În testele initiale am observat ca dacă las valoarea r să fie selectat aleator intre 0 și 1 produce rezultate neplăcute vizual. </text:span><text:span text:style-name="T175">Din cauza naturii aleatoarea, este foarte posibil ca mărimea fisierului generat după o imagine sursa și un threshold anume sa difere considerabil. </text:span><text:span text:style-name="T211">Deoarece r este ales aleator, las posibilitatea userului sa reincerce vectorizarea pana când este mulțumit de rezultat. </text:span><text:span text:style-name="T175">Din cauza naturii aleatoarea, este foarte posibil ca mărimea fisierului generat după o imagine sursa și un threshold anume sa difere considerabil. </text:span></text:p>
      <text:p text:style-name="P84"><text:span text:style-name="T156"><text:tab/></text:span><text:span text:style-name="T157">În primele revizii ale programului valoarea r era aleasa direct ca fiind 0.5, dar aceste </text:span><text:soft-page-break/><text:span text:style-name="T157">generare un efect </text:span><text:span text:style-name="T212">kaleidoscopic </text:span><text:span text:style-name="T157">care deși arata interesant era prea predictiv.</text:span><text:span text:style-name="T158"> </text:span></text:p>
      <text:p text:style-name="P74"><text:span text:style-name="T177"><text:tab/></text:span><text:span text:style-name="T179">Valorile alese aleator pentru </text:span><text:span text:style-name="T213">r</text:span><text:span text:style-name="T179"> da un aspect mai plăcut </text:span><text:span text:style-name="T180">imaginii vectoriale generate. </text:span></text:p>
      <text:p text:style-name="P79"><text:span text:style-name="T181"><text:tab/>Procesul de validare al unei </text:span><text:span text:style-name="T215">triunghi</text:span><text:span text:style-name="T181"> consta în verificarea fiecarei culori </text:span><text:span text:style-name="T182">și insumarea tuturor culorilor pentru a genera media culorilor. </text:span><text:span text:style-name="T183">Dacă distanța manhatten dintre cea </text:span><text:span text:style-name="T184">mai </text:span><text:span text:style-name="T183">apropriat</text:span><text:span text:style-name="T184">a</text:span><text:span text:style-name="T183"> culoare de negru și cea mai apropriata culoare de alb este mai mare decât valoarea threshold înseamna ca procesul de validare se poate anul</text:span><text:span text:style-name="T185">a</text:span><text:span text:style-name="T183"> în momentul acela deoarece acest </text:span><text:span text:style-name="T216">triunghi</text:span><text:span text:style-name="T183"> ales este prea mare și conține culori prea diferite. Dacă un </text:span><text:span text:style-name="T217">triunghi</text:span><text:span text:style-name="T183"> este respins acesta este </text:span><text:span text:style-name="T186">taiat</text:span><text:span text:style-name="T183"> în </text:span><text:span text:style-name="T218">doua</text:span><text:span text:style-name="T183"> și se va încerca validarea acestora. </text:span><text:span text:style-name="T223">Este posibil ca din cauza erorilor de calcul ca un triunghi sa ajungă sa aibe aria mai mica de 0.5, care în acest moment va fi pur și simpla oprita procesul de fragmentare și verificare </text:span><text:span text:style-name="T224">pentru el</text:span><text:span text:style-name="T222">. </text:span><text:span text:style-name="T183">Dacă un </text:span><text:span text:style-name="T219">triunghi</text:span><text:span text:style-name="T183"> este valid , media culorilor din acel </text:span><text:span text:style-name="T219">triunghi</text:span><text:span text:style-name="T183"> este stocat</text:span><text:span text:style-name="T187">a în câmpul color de la obiectul </text:span><text:span text:style-name="T220">Triangle</text:span><text:span text:style-name="T187"> folosit la validare , </text:span><text:span text:style-name="T188">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6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4"><text:span text:style-name="T188"><text:tab/></text:span><text:span text:style-name="T189">Când fiecare din thread-uri își termina executia , rezultatele depuse în LinkedList-</text:span><text:span text:style-name="T190">ul respectiv</text:span><text:span text:style-name="T189"> sunt acuma depuse de către thread-ul principal într-un ArrayList de </text:span><text:span text:style-name="T225">Triangles</text:span><text:span text:style-name="T189">.</text:span><text:span text:style-name="T190">Am ales ArrayList pentru performanța sporita la citire.</text:span></text:p>
      <text:p text:style-name="P74"><text:span text:style-name="T167"><text:tab/></text:span><text:span text:style-name="T191">După ce s-a făcut rost de ArrayList-ul cu toate </text:span><text:span text:style-name="T226">triunghiurile</text:span><text:span text:style-name="T191"> , se construiește string-ul care va conține lista în format SVG. Am decis sa preconstruiesc acest string deoarece pe ecran este afisat mărimea fisierului când este salvat </text:span><text:span text:style-name="T192">în formatele SVG și SVGZ</text:span><text:span text:style-name="T191">.</text:span></text:p>
      <text:p text:style-name="P59"/>
      <text:p text:style-name="P88"><text:span text:style-name="T166"><text:tab/></text:span><text:span text:style-name="T168">Polygon</text:span><text:span text:style-name="T166">V</text:span><text:span text:style-name="T165">ectorizer</text:span></text:p>
      <text:p text:style-name="P81"><text:span text:style-name="T165"><text:tab/></text:span><text:span text:style-name="T170">Acest vectorizator cr</text:span><text:span text:style-name="T171">e</text:span><text:span text:style-name="T170">eaza o lista de </text:span><text:span text:style-name="T227">poligoane</text:span><text:span text:style-name="T170"> </text:span><text:span text:style-name="T171">care acoperă întreaga suprafața a pozei originale. Fiecare dintre </text:span><text:span text:style-name="T227">poligoane</text:span><text:span text:style-name="T171"> are o culoare care este calculata făcând media culorilor pixelilor care apartin </text:span><text:span text:style-name="T227">poligonului</text:span><text:span text:style-name="T171"> respectiv. </text:span></text:p>
      <text:p text:style-name="P80"><text:span text:style-name="T171"><text:tab/></text:span><text:span text:style-name="T172">Pentru a ajuta codarea acestei clase , am creat o clasa ajutătoare </text:span><text:span text:style-name="T228">Colored</text:span><text:span text:style-name="T229">Polygon</text:span><text:span text:style-name="T172"> care rețin</text:span><text:span text:style-name="T199">e coordonatele varfurilor </text:span><text:span text:style-name="T230">stocate într-un array de short-uri folosind un obiect de tipul StaticPointArray și</text:span><text:span text:style-name="T199"> </text:span><text:span text:style-name="T200">culoarea într-o valoare integer</text:span><text:span text:style-name="T201">. </text:span><text:span text:style-name="T202">Deasemenea în fiecare obiect de tipul </text:span><text:span text:style-name="T231">ColoredPolygon</text:span><text:span text:style-name="T202"> se mai afla și un obiect de tipul Path2D.Float numit path care este folosit la optimizarea crearii imaginii demonstrative utilizatorului.</text:span></text:p>
      <text:p text:style-name="P80"><text:span text:style-name="T202"><text:tab/></text:span><text:span text:style-name="T232">Clasa StaticPointArray a fost creata pentru a spori viteza procesarii datelor și va fi detaliata mai târziu.</text:span></text:p>
      <text:p text:style-name="P58"><text:tab/>Clas<text:span text:style-name="T262">ele</text:span> <text:span text:style-name="T261">ColoredPolygon și StaticPointArray</text:span> a<text:span text:style-name="T262">u</text:span> fost notat<text:span text:style-name="T262">e</text:span> ca fiind serializabil<text:span text:style-name="T262">e</text:span> și obiectul ajutator <text:span text:style-name="T263">path a fost </text:span>notat ca fiind transient ceea ce înseamnă ca <text:span text:style-name="T264">el</text:span> nu vor fi scris la serializare.</text:p>
      <text:p text:style-name="P82"><text:soft-page-break/><text:span text:style-name="T173"><text:tab/></text:span><text:span text:style-name="T233">Procesul de divizare în poligoane consta în căutarea zonelor de culori care sunt similare </text:span><text:span text:style-name="T234">și continue. </text:span><text:span text:style-name="T235">Mulțimea de poligoane descoperita nu este ceea mai eficient deoarece am ales sa folosesc metoda Greedy pentru descoperirea lor. Folosind metoda Greedy am scăzut dificultatea codului de al scrie. </text:span><text:span text:style-name="T236">Din păcate procesul se ruleaza decât pe un singur thread, dar este posibila divizarea imaginii în celule și apoi aplicarea procesului doar pe acele celule pentru fiecare thread. </text:span><text:span text:style-name="T237">Procesul în sine nu este randomizat sau aleator, o imagine va da aceleași rezultate de fiecare data pentru un threshold anume.</text:span></text:p>
      <text:p text:style-name="P82"><text:span text:style-name="T174"><text:tab/></text:span><text:span text:style-name="T238">Una dintre dificultatile codului a fost faptul ca perimetrele poligoanelor erau dificil de calculat, odată chiar încercând sa folosesc back-tracking , dar am ajuns la un cod care găsește în timp liniar per</text:span><text:span text:style-name="T239">i</text:span><text:span text:style-name="T238">metrul unei multimi conectate de pixeli.</text:span><text:span text:style-name="T175"> </text:span></text:p>
      <text:p text:style-name="P85"><text:span text:style-name="T156"><text:tab/></text:span><text:span text:style-name="T159">De fiecare data când se începe un proces de divizare se initializeaza o matrice de flag-uri cu valori dacă un pixel este vizitat sau nevizitat.</text:span></text:p>
      <text:p text:style-name="P85"><text:span text:style-name="T159"><text:tab/></text:span><text:span text:style-name="T160">Atunci când se găsește un pixel nevizitat , se cauta toți pixelii conectați de acesta și care diferanta culorilor intre pixelul original și pixelii cei noi nu depășește threshold-ul curent. </text:span><text:span text:style-name="T161">Toți pixeli conectați sunt apoi considerati vizitati.</text:span><text:span text:style-name="T162"> </text:span><text:span text:style-name="T163">Fiecare poligon descoperit este adaugat la un ArrayList.</text:span></text:p>
      <text:p text:style-name="P83"><text:span text:style-name="T167"><text:tab/></text:span><text:span text:style-name="T240">Spre deosebire de </text:span><text:span text:style-name="T241">celelalte </text:span><text:span text:style-name="T242">procese de vectorizare, acesta deseneaza pe parcurs din când în când imaginea vectoriala partial construita. A fost mai mult o alegere estetica , și pentru a oferi userului senzația ca programul lucrează la ceva.</text:span></text:p>
      <text:p text:style-name="P83"><text:span text:style-name="T167"><text:tab/></text:span><text:span text:style-name="T191">După ce s-a făcut rost de ArrayList-ul cu toate </text:span><text:span text:style-name="T243">poligoanele</text:span><text:span text:style-name="T191"> , se construiește string-ul care va conține lista în format SVG. Am decis sa preconstruiesc acest string deoarece pe ecran este afisat mărimea fisierului când este salvat </text:span><text:span text:style-name="T192">în formatele SVG și SVGZ</text:span><text:span text:style-name="T191">.</text:span></text:p>
      <text:p text:style-name="P60"/>
      <text:p text:style-name="P61"><text:tab/><text:span text:style-name="T9">Despre Scalable Vector Graphics (SVG)</text:span></text:p>
      <text:p text:style-name="P61"><text:span text:style-name="T9"><text:tab/></text:span><text:span text:style-name="T26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66">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8"><text:tab/></text:span><text:span text:style-name="T268">Toate web browser-ele moderne sunt capabile de a afisa imagini vectoriale SVG. </text:span></text:p>
      <text:p text:style-name="P63"><text:span text:style-name="T268"><text:tab/>S</text:span><text:span text:style-name="T267">VG-ul permite trei tipuri obiecte grafice : </text:span><text:span text:style-name="T269">grafica vectoriala, grafica raster și text. Obiectele grafice, care includ imaginile raster PNG și JPEG, pot fi grupate , stilizate , transformate și compozitionate cu obiectele care au fost deja randate. </text:span><text:span text:style-name="T270">El nu suporta în mod direct z-index-ing </text:span><text:span text:style-name="T271">care separa ordinea desenarii de ordinea lor în document pentru suprapunerea obiecteleor, spre deosebire de alte standarde precum VML. </text:span><text:span text:style-name="T272">Asupra obiectelor grafice </text:span><text:span text:style-name="T273">se pot aplica transformari multiple , clipping paths , masti alpha , efecte de filtru , </text:span><text:span text:style-name="T274">obiecte gen template și extensibilitate.</text:span></text:p>
      <text:p text:style-name="P64"><text:span text:style-name="T274"><text:tab/></text:span><text:span text:style-name="T275">Începând cu 2001 , specificatia </text:span><text:span text:style-name="T276">SVG a fost updatata la versiunea 1.1 . </text:span><text:span text:style-name="T277">SVG Mobile </text:span><text:soft-page-break/><text:span text:style-name="T277">Recommendation a introdus doua profile simplificate de SVG 1.1 : SVG Basic și SVG Tiny , menit pentru aparatele cu putere computationala reducă și </text:span><text:span text:style-name="T278">display mai slab. </text:span><text:span text:style-name="T279">O versiunea îmbunătățită numita SVG Tiny 1.2 a devenit mai târziu recomandarea autonoma.</text:span></text:p>
      <text:p text:style-name="P64"><text:span text:style-name="T279"><text:tab/></text:span><text:span text:style-name="T280">În momentul acesta se lucrează la SVG 2 , care incorporeaza capabilitati noi </text:span><text:span text:style-name="T281">și include și pe cele folosite în SVG 1.1 și SVG Tiny 1.2 </text:span><text:span text:style-name="T280">.</text:span><text:span text:style-name="T276"> </text:span></text:p>
      <text:p text:style-name="P64"><text:span text:style-name="T276"><text:tab/></text:span><text:span text:style-name="T282">Deși specificatia SVG se concentreaza în mod primar pe limbajul de grafica vectoriala , design-ul sau include și câteva capabilitati de baza pentru definirea aranjarii obiecteleor în într-o pagina precum format-ul PDF de la Adobe. </text:span><text:span text:style-name="T283">SVG-ul are informațiile necesare pentru aranja fiecare glyph și imagine într-o poziția aleasa pe o pagina </text:span><text:span text:style-name="T284">de</text:span><text:span text:style-name="T283"> printat. </text:span><text:span text:style-name="T285">Spre deosebire </text:span><text:span text:style-name="T286">XHTML are ca scop principal sa comunice content-ul sau , nu prezentarea lui , deci HTML specifica ce obiecte sunt afisate , nu unde sunt aranjate. </text:span></text:p>
      <text:p text:style-name="P64"><text:span text:style-name="T286"><text:tab/></text:span><text:span text:style-name="T287">Imaginile SVG pot fi dinamica și interactive. Modificarile pe baza de timp asupra obiectelor pot fi descrise cu SMIL (Synchronized Multimedia Integration Language) sau JavaScript. </text:span><text:span text:style-name="T288">Deși W3C recomanda SMIL , Google Chrome la deprecat în August 2015. </text:span><text:span text:style-name="T289">Evenimente precum onmouseover și onclick pot fi folosite pentru a produce modificari și animații în SVG.</text:span></text:p>
      <text:p text:style-name="P64"><text:span text:style-name="T289"><text:tab/></text:span><text:span text:style-name="T290">Deoarece SVG este scris în format XML , sunt foarte multe bucăți de text repetate, deci poate fi foarte ușor comprimat. </text:span><text:span text:style-name="T291">Atunci când o imagine SVG a fost comprimata folosind algoritmul gzip , acesta este acuma referit ca tipul SVGZ. De obicei o imagine SVGZ este de obicei 20-50% din imaginea originala.</text:span></text:p>
      <text:p text:style-name="P64"><text:span text:style-name="T291"><text:tab/></text:span><text:span text:style-name="T292">Formatul SVG ofera la dispoziție 14 functionalitati pentru definirea lui.</text:span></text:p>
      <text:p text:style-name="P64"><text:span text:style-name="T292">*<text:tab/></text:span><text:span text:style-name="T293">Path : </text:span><text:span text:style-name="T294">Figuri geometrice definite prin linii drepte sau curbe. </text:span><text:span text:style-name="T29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94">*<text:tab/></text:span><text:span text:style-name="T297">Basic shapes</text:span></text:p>
      <text:p text:style-name="P64"><text:span text:style-name="T294">*<text:tab/></text:span><text:span text:style-name="T296">Text : </text:span><text:span text:style-name="T298">Support pentru caractere Unicode. Este posibil să fie scris textul în ambele </text:span><text:span text:style-name="T299">sensuri orizontale , dar și vertical pentru chineza. </text:span><text:span text:style-name="T300">Textul poate deasemenea să fie scris </text:span><text:span text:style-name="T301">de-a lungul unui path </text:span><text:span text:style-name="T302">și sa folosească multe efecte vizuale.</text:span></text:p>
      <text:p text:style-name="P64"><text:span text:style-name="T302">*<text:tab/></text:span><text:span text:style-name="T303">Painting : </text:span><text:span text:style-name="T304">figurile pot fi umplute și/sau conturate folosind diverse culori , gradiente sau paterne.</text:span></text:p>
      <text:p text:style-name="P64"><text:span text:style-name="T304">* <text:tab/></text:span><text:span text:style-name="T305">Color : culorile sunt definite fie prin literale precum „black” , „red” , prin hexadecimale #63ff01 , #02f , prin decimale cu rgb(123,23,12) sau prin procente rgb(100%,0%,50%)</text:span></text:p>
      <text:p text:style-name="P64"><text:span text:style-name="T305">*<text:tab/></text:span><text:span text:style-name="T306">Gradients and patterns</text:span></text:p>
      <text:p text:style-name="P64"><text:span text:style-name="T306">*<text:tab/></text:span><text:span text:style-name="T307">Clipping, masking and compositing : conturul de alte elemente grafice , precume texte , paths , basic shapes pot fi folosite pentru a definii aceste lucruri</text:span></text:p>
      <text:p text:style-name="P64"><text:span text:style-name="T307">*<text:tab/></text:span><text:span text:style-name="T308">Filter effects : SVG are la dispoziție mai multe filtre precum : blend,gaussian blur , merge , tile etc</text:span></text:p>
      <text:p text:style-name="P64"><text:span text:style-name="T308">*<text:tab/></text:span><text:span text:style-name="T309">Interactivity : orice parte dintr-o imagine SVG poate avea event listeners</text:span></text:p>
      <text:p text:style-name="P64"><text:soft-page-break/><text:span text:style-name="T309">*<text:tab/></text:span><text:span text:style-name="T310">Linking</text:span></text:p>
      <text:p text:style-name="P66">*<text:tab/>Scripting</text:p>
      <text:p text:style-name="P64"><text:span text:style-name="T294">*<text:tab/></text:span><text:span text:style-name="T310">Animation : continutul SVG poate fi animat folosind elemente precum &lt;animate&gt; , &lt;animateMotion&gt; și &lt;animateColor&gt;</text:span></text:p>
      <text:p text:style-name="P64"><text:span text:style-name="T310">*<text:tab/></text:span><text:span text:style-name="T311">Fonts</text:span></text:p>
      <text:p text:style-name="P64"><text:span text:style-name="T311">*<text:tab/></text:span><text:span text:style-name="T312">Metadata</text:span></text:p>
      <text:p text:style-name="P64"><text:span text:style-name="T312"><text:tab/></text:span><text:span text:style-name="T313">Exemplu :</text:span></text:p>
      <text:p text:style-name="P67"><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lt;svg xmlns="http://www.w3.org/2000/svg" version="1.1"&gt;</text:p>
      <text:p text:style-name="P69"><text:s text:c="2"/>&lt;rect x="25" y="25" width="200" height="200" fill="lime" stroke-width="4" stroke="pink" /&gt;</text:p>
      <text:p text:style-name="P69"><text:s text:c="2"/>&lt;circle cx="125" cy="125" r="75" fill="orange" /&gt;</text:p>
      <text:p text:style-name="P69"><text:s text:c="2"/>&lt;polyline points="50,150 50,200 200,200 200,100" stroke="red" stroke-width="4" fill="none" /&gt;</text:p>
      <text:p text:style-name="P69"><text:s text:c="2"/>&lt;line x1="50" y1="50" x2="200" y2="200" stroke="blue" stroke-width="4" /&gt;</text:p>
      <text:p text:style-name="P69">&lt;/svg&gt;</text:p>
      <text:p text:style-name="P68"><text:tab/><text:span text:style-name="T319">În acest exemplu este desenat totul în afara de grila și texte. Acesta poate fi deasemenea scris într-un notepad , salvat cu formatul SVG , și apoi deschis cu browser precum Firefox sau Chrome.</text:span></text:p>
      <text:p text:style-name="P68"><text:soft-page-break/><text:tab/><text:span text:style-name="T4">Benchmark Triangle Vectorizer</text:span></text:p>
      <text:p text:style-name="P68"><draw:frame draw:style-name="fr1" draw:name="Image4" text:anchor-type="paragraph" svg:x="9.045cm" svg:y="0.125cm" svg:width="8.488cm" svg:height="6.366cm" draw:z-index="3"><draw:image xlink:href="Pictures/1000000000000640000004B092D8EE85.jpg" xlink:type="simple" xlink:show="embed" xlink:actuate="onLoad"/></draw:frame><text:span text:style-name="T4"><text:tab/></text:span><text:span text:style-name="T320">Poza originala : </text:span><text:span text:style-name="T321">JPG 1600 x 1200 370 KB</text:span></text:p>
      <text:p text:style-name="P65"/>
      <text:p text:style-name="P65"/>
      <text:p text:style-name="P65"/>
      <text:p text:style-name="P65"/>
      <text:p text:style-name="P65"/>
      <text:p text:style-name="P65"/>
      <text:p text:style-name="P109"/>
      <text:p text:style-name="P105"><draw:frame draw:style-name="fr3" draw:name="Object1" text:anchor-type="paragraph" svg:x="-1.242cm" svg:y="0.074cm" svg:width="19.607cm" svg:height="11.788cm" draw:z-index="4"><draw:object xlink:href="./Object 1" xlink:type="simple" xlink:show="embed" xlink:actuate="onLoad"/><draw:image xlink:href="./ObjectReplacements/Object 1" xlink:type="simple" xlink:show="embed" xlink:actuate="onLoad"/></draw:frame><text:tab/><text:span text:style-name="T330">Tabelul acesta măsoară în secunde timpul de vectorizare a imaginii.</text:span></text:p>
      <text:p text:style-name="P105"><text:span text:style-name="T324"><text:tab/>Având în vedere faptul ca triangularizarea folosește doar doua thread-uri , sunt mulțumit de performanța pe care o ofera. </text:span></text:p>
      <text:p text:style-name="P102"><text:tab/><text:span text:style-name="T325">Se poate observa imediat fenomenul bizar de după 462 , când timpul de execuție este foarte mic. Treshold-ul este de mare încât se vectorizarea returneaza doar doua trinughiuri mari care ocupa toată imaginea.</text:span></text:p>
      <text:p text:style-name="P104"><draw:frame draw:style-name="fr3" draw:name="Object2" text:anchor-type="paragraph" svg:x="-1.445cm" svg:y="0.143cm" svg:width="19.888cm" svg:height="8.999cm" draw:z-index="6"><draw:object xlink:href="./Object 2" xlink:type="simple" xlink:show="embed" xlink:actuate="onLoad"/><draw:image xlink:href="./ObjectReplacements/Object 2" xlink:type="simple" xlink:show="embed" xlink:actuate="onLoad"/></draw:frame><text:soft-page-break/><text:tab/><text:span text:style-name="T329">Tabelul aceste masoare valorile fisierelor SVG și SVGZ în bytes.</text:span></text:p>
      <text:p text:style-name="P104"><text:span text:style-name="T326"><text:tab/>La prima vedere, nu pare a fi prea mare diferența. Dar aceasta este o scara logaritmica. În majoritatea cazurilor se vede cum SVGZ este aproximativ de 10 ori mai mic decât SVG.</text:span></text:p>
      <text:p text:style-name="P65"><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327">Acest tabel reprezintă procentul de similaritate cu poza originala. Se vede instant cât de mult variaza la diferite valori de threshold , dar eventual scade câte puțin câte puțin.</text:span></text:p>
      <text:p text:style-name="P65"><text:tab/><text:span text:style-name="T328">Chiar dacă valoarea de treshold este 0 , vectorizarea folosind triugnhiuri nu poate sa reproduca 100% poza originala.</text:span></text:p>
      <text:p text:style-name="P65"/>
      <text:p text:style-name="P65"/>
      <text:p text:style-name="P110"><text:soft-page-break/><text:span text:style-name="T4"><text:tab/>Benchmark </text:span><text:span text:style-name="T5">Square</text:span><text:span text:style-name="T4"> Vectorizer</text:span></text:p>
      <text:p text:style-name="P111"><draw:frame draw:style-name="fr3" draw:name="Object4" text:anchor-type="paragraph" svg:x="-0.642cm" svg:y="0.205cm" svg:width="18.708cm" svg:height="8.999cm" draw:z-index="7"><draw:object xlink:href="./Object 4" xlink:type="simple" xlink:show="embed" xlink:actuate="onLoad"/><draw:image xlink:href="./ObjectReplacements/Object 4" xlink:type="simple" xlink:show="embed" xlink:actuate="onLoad"/></draw:frame><text:span text:style-name="T4"><text:tab/></text:span><text:span text:style-name="T322">Tabelul acesta măsoară în secunde timpul de vectorizare a imaginii.</text:span></text:p>
      <text:p text:style-name="P106"><text:span text:style-name="T324"><text:tab/>Având în vedere faptul ca vectorizarea cu dreptunghiuri folosește doar patru thread-uri , sunt mulțumit de performanța pe care o ofera. </text:span></text:p>
      <text:p text:style-name="P112"><draw:frame draw:style-name="fr3" draw:name="Object5" text:anchor-type="paragraph" svg:x="-0.963cm" svg:y="0.041cm" svg:width="18.928cm" svg:height="8.999cm" draw:z-index="8"><draw:object xlink:href="./Object 5" xlink:type="simple" xlink:show="embed" xlink:actuate="onLoad"/><draw:image xlink:href="./ObjectReplacements/Object 5" xlink:type="simple" xlink:show="embed" xlink:actuate="onLoad"/></draw:frame><text:span text:style-name="T4"><text:tab/></text:span><text:span text:style-name="T323">Tabelul aceste masoare valorile fisierelor SVG și SVGZ în bytes.</text:span></text:p>
      <text:p text:style-name="P107"><text:span text:style-name="T7"><text:tab/></text:span><text:span text:style-name="T315">La prima vedere, nu pare a fi prea mare diferența. Dar aceasta este o scara logaritmica. În majoritatea cazurilor se vede cum SVGZ este aproximativ de 10 ori mai mic decât SVG.</text:span></text:p>
      <text:p text:style-name="P107"><text:span text:style-name="T315"/></text:p>
      <text:p text:style-name="P108"><draw:frame draw:style-name="fr4" draw:name="Object6" text:anchor-type="paragraph" svg:width="18.069cm" svg:height="8.999cm" draw:z-index="9"><draw:object xlink:href="./Object 6" xlink:type="simple" xlink:show="embed" xlink:actuate="onLoad"/><draw:image xlink:href="./ObjectReplacements/Object 6" xlink:type="simple" xlink:show="embed" xlink:actuate="onLoad"/></draw:frame><text:soft-page-break/><text:span text:style-name="T315"><text:tab/></text:span><text:span text:style-name="T327">Acest tabel reprezintă procentul de similaritate cu poza originala. Se vede instant cât de mult variaza la diferite valori de threshold , dar eventual scade câte puțin câte puțin.</text:span></text:p>
      <text:p text:style-name="P108"><text:span text:style-name="T315"><text:tab/></text:span><text:span text:style-name="T317">Vectorizarea folosind dreptunghiuri </text:span><text:span text:style-name="T318">poate sa reprodica 100% poza originala , dar cu dezavantajul ca este irosit foarte mult spațiu.</text:span></text:p>
      <text:p text:style-name="P108"><text:span text:style-name="T318"/></text:p>
      <text:p text:style-name="P108"><text:span text:style-name="T31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9T14:01:35.925000000</dc:date>
    <meta:editing-duration>P2DT17M5S</meta:editing-duration>
    <meta:editing-cycles>427</meta:editing-cycles>
    <meta:generator>LibreOffice/4.4.5.2$Windows_x86 LibreOffice_project/a22f674fd25a3b6f45bdebf25400ed2adff0ff99</meta:generator>
    <meta:document-statistic meta:table-count="1" meta:image-count="4" meta:object-count="6" meta:page-count="20" meta:paragraph-count="233" meta:word-count="6076" meta:character-count="39736" meta:non-whitespace-character-count="33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8cm" svg:height="8.837cm">
          <chartooo:coordinate-region svg:x="1.129cm" svg:y="0.327cm" svg:width="13.674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1.286cm" svg:y="0.3cm" svg:width="14.962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